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98in"/>
    </style:style>
    <style:style style:name="co4" style:family="table-column">
      <style:table-column-properties fo:break-before="auto" style:column-width="1.6575in"/>
    </style:style>
    <style:style style:name="co5" style:family="table-column">
      <style:table-column-properties fo:break-before="auto" style:column-width="1.6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able-cell-properties fo:background-color="#bbe33d"/>
    </style:style>
    <style:style style:name="ce5" style:family="table-cell" style:parent-style-name="Default" style:data-style-name="N136"/>
    <style:style style:name="ce6" style:family="table-cell" style:parent-style-name="Default" style:data-style-name="N136">
      <style:table-cell-properties fo:background-color="#bbe33d"/>
    </style:style>
    <style:style style:name="ce7" style:family="table-cell" style:parent-style-name="Default" style:data-style-name="N140"/>
    <style:style style:name="ce8" style:family="table-cell" style:parent-style-name="Default" style:data-style-name="N140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ummaryStatistics_PerDataset_Boosting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table:style-name="Default"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table:style-name="Default"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office:value-type="float" office:value="0.004" calcext:value-type="float">
            <text:p>0.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03639" calcext:value-type="float">
            <text:p>0.003639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16929" calcext:value-type="float">
            <text:p>0.016929</text:p>
          </table:table-cell>
          <table:table-cell office:value-type="float" office:value="0.020325" calcext:value-type="float">
            <text:p>0.020325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0721" calcext:value-type="float">
            <text:p>0.00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419" calcext:value-type="float">
            <text:p>0.058419</text:p>
          </table:table-cell>
          <table:table-cell office:value-type="float" office:value="0.073378" calcext:value-type="float">
            <text:p>0.073378</text:p>
          </table:table-cell>
          <table:table-cell office:value-type="float" office:value="0.064456" calcext:value-type="float">
            <text:p>0.064456</text:p>
          </table:table-cell>
          <table:table-cell office:value-type="float" office:value="0.017498" calcext:value-type="float">
            <text:p>0.017498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21791" calcext:value-type="float">
            <text:p>0.021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table:style-name="ce1" office:value-type="float" office:value="0.024839" calcext:value-type="float">
            <text:p>0.02483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0.027223" calcext:value-type="float">
            <text:p>0.027223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032293" calcext:value-type="float">
            <text:p>0.032293</text:p>
          </table:table-cell>
          <table:table-cell office:value-type="float" office:value="0.034506" calcext:value-type="float">
            <text:p>0.034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35182" calcext:value-type="float">
            <text:p>0.035182</text:p>
          </table:table-cell>
          <table:table-cell table:style-name="ce1" office:value-type="float" office:value="0.031642" calcext:value-type="float">
            <text:p>0.031642</text:p>
          </table:table-cell>
          <table:table-cell table:style-name="ce1" office:value-type="float" office:value="0.033396" calcext:value-type="float">
            <text:p>0.033396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08805" calcext:value-type="float">
            <text:p>0.008805</text:p>
          </table:table-cell>
          <table:table-cell table:style-name="Default" office:value-type="float" office:value="0.037348" calcext:value-type="float">
            <text:p>0.037348</text:p>
          </table:table-cell>
          <table:table-cell table:style-name="ce1" office:value-type="float" office:value="0.033981" calcext:value-type="float">
            <text:p>0.033981</text:p>
          </table:table-cell>
          <table:table-cell office:value-type="float" office:value="0.035299" calcext:value-type="float">
            <text:p>0.035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41491" calcext:value-type="float">
            <text:p>0.041491</text:p>
          </table:table-cell>
          <table:table-cell table:style-name="ce1" office:value-type="float" office:value="0.038613" calcext:value-type="float">
            <text:p>0.038613</text:p>
          </table:table-cell>
          <table:table-cell table:style-name="Default" office:value-type="float" office:value="0.004947" calcext:value-type="float">
            <text:p>0.004947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06499" calcext:value-type="float">
            <text:p>0.006499</text:p>
          </table:table-cell>
          <table:table-cell table:style-name="Default" office:value-type="float" office:value="0.042521" calcext:value-type="float">
            <text:p>0.042521</text:p>
          </table:table-cell>
          <table:table-cell office:value-type="float" office:value="0.043453" calcext:value-type="float">
            <text:p>0.043453</text:p>
          </table:table-cell>
          <table:table-cell table:style-name="ce1" office:value-type="float" office:value="0.040182" calcext:value-type="float">
            <text:p>0.040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table:style-name="ce1" office:value-type="float" office:value="0.062439" calcext:value-type="float">
            <text:p>0.062439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66349" calcext:value-type="float">
            <text:p>0.066349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016905" calcext:value-type="float">
            <text:p>0.016905</text:p>
          </table:table-cell>
          <table:table-cell office:value-type="float" office:value="0.018422" calcext:value-type="float">
            <text:p>0.018422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ce1" office:value-type="float" office:value="0.067445" calcext:value-type="float">
            <text:p>0.067445</text:p>
          </table:table-cell>
          <table:table-cell office:value-type="float" office:value="0.070941" calcext:value-type="float">
            <text:p>0.070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table:style-name="ce1" office:value-type="float" office:value="0.051892" calcext:value-type="float">
            <text:p>0.051892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05467" calcext:value-type="float">
            <text:p>0.05467</text:p>
          </table:table-cell>
          <table:table-cell office:value-type="float" office:value="0.078929" calcext:value-type="float">
            <text:p>0.078929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071491" calcext:value-type="float">
            <text:p>0.071491</text:p>
          </table:table-cell>
          <table:table-cell office:value-type="float" office:value="0.098452" calcext:value-type="float">
            <text:p>0.098452</text:p>
          </table:table-cell>
          <table:table-cell office:value-type="float" office:value="0.097718" calcext:value-type="float">
            <text:p>0.097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1" office:value-type="float" office:value="0.074127" calcext:value-type="float">
            <text:p>0.074127</text:p>
          </table:table-cell>
          <table:table-cell office:value-type="float" office:value="0.074206" calcext:value-type="float">
            <text:p>0.074206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075451" calcext:value-type="float">
            <text:p>0.075451</text:p>
          </table:table-cell>
          <table:table-cell office:value-type="float" office:value="0.077929" calcext:value-type="float">
            <text:p>0.077929</text:p>
          </table:table-cell>
          <table:table-cell office:value-type="float" office:value="0.085754" calcext:value-type="float">
            <text:p>0.085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table:style-name="ce1" office:value-type="float" office:value="0.079822" calcext:value-type="float">
            <text:p>0.079822</text:p>
          </table:table-cell>
          <table:table-cell office:value-type="float" office:value="0.081383" calcext:value-type="float">
            <text:p>0.081383</text:p>
          </table:table-cell>
          <table:table-cell office:value-type="float" office:value="0.082359" calcext:value-type="float">
            <text:p>0.08235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80782" calcext:value-type="float">
            <text:p>0.080782</text:p>
          </table:table-cell>
          <table:table-cell office:value-type="float" office:value="0.081989" calcext:value-type="float">
            <text:p>0.081989</text:p>
          </table:table-cell>
          <table:table-cell office:value-type="float" office:value="0.082627" calcext:value-type="float">
            <text:p>0.082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06579" calcext:value-type="float">
            <text:p>0.106579</text:p>
          </table:table-cell>
          <table:table-cell table:number-columns-repeated="2" table:style-name="ce1" office:value-type="float" office:value="0.096842" calcext:value-type="float">
            <text:p>0.096842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0413" calcext:value-type="float">
            <text:p>0.020413</text:p>
          </table:table-cell>
          <table:table-cell office:value-type="float" office:value="0.015925" calcext:value-type="float">
            <text:p>0.015925</text:p>
          </table:table-cell>
          <table:table-cell table:style-name="Default" office:value-type="float" office:value="0.108598" calcext:value-type="float">
            <text:p>0.108598</text:p>
          </table:table-cell>
          <table:table-cell table:style-name="ce1" office:value-type="float" office:value="0.102751" calcext:value-type="float">
            <text:p>0.102751</text:p>
          </table:table-cell>
          <table:table-cell table:style-name="ce1" office:value-type="float" office:value="0.101493" calcext:value-type="float">
            <text:p>0.101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table:style-name="ce1" office:value-type="float" office:value="0.127717" calcext:value-type="float">
            <text:p>0.127717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136232" calcext:value-type="float">
            <text:p>0.136232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126237" calcext:value-type="float">
            <text:p>0.126237</text:p>
          </table:table-cell>
          <table:table-cell office:value-type="float" office:value="0.130807" calcext:value-type="float">
            <text:p>0.130807</text:p>
          </table:table-cell>
          <table:table-cell office:value-type="float" office:value="0.135866" calcext:value-type="float">
            <text:p>0.135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table:style-name="ce1" office:value-type="float" office:value="0.119836" calcext:value-type="float">
            <text:p>0.119836</text:p>
          </table:table-cell>
          <table:table-cell office:value-type="float" office:value="0.153457" calcext:value-type="float">
            <text:p>0.153457</text:p>
          </table:table-cell>
          <table:table-cell office:value-type="float" office:value="0.142819" calcext:value-type="float">
            <text:p>0.142819</text:p>
          </table:table-cell>
          <table:table-cell table:style-name="Default" office:value-type="float" office:value="0.046636" calcext:value-type="float">
            <text:p>0.046636</text:p>
          </table:table-cell>
          <table:table-cell table:style-name="ce1" office:value-type="float" office:value="0.041958" calcext:value-type="float">
            <text:p>0.041958</text:p>
          </table:table-cell>
          <table:table-cell office:value-type="float" office:value="0.050634" calcext:value-type="float">
            <text:p>0.05063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157253" calcext:value-type="float">
            <text:p>0.157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154286" calcext:value-type="float">
            <text:p>0.154286</text:p>
          </table:table-cell>
          <table:table-cell table:style-name="ce1" office:value-type="float" office:value="0.139524" calcext:value-type="float">
            <text:p>0.139524</text:p>
          </table:table-cell>
          <table:table-cell office:value-type="float" office:value="0.024659" calcext:value-type="float">
            <text:p>0.024659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033686" calcext:value-type="float">
            <text:p>0.033686</text:p>
          </table:table-cell>
          <table:table-cell table:style-name="Default" office:value-type="float" office:value="0.151715" calcext:value-type="float">
            <text:p>0.151715</text:p>
          </table:table-cell>
          <table:table-cell office:value-type="float" office:value="0.159574" calcext:value-type="float">
            <text:p>0.159574</text:p>
          </table:table-cell>
          <table:table-cell table:style-name="ce1" office:value-type="float" office:value="0.149873" calcext:value-type="float">
            <text:p>0.149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1" office:value-type="float" office:value="0.163855" calcext:value-type="float">
            <text:p>0.163855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16506" calcext:value-type="float">
            <text:p>0.1650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0.163928" calcext:value-type="float">
            <text:p>0.163928</text:p>
          </table:table-cell>
          <table:table-cell office:value-type="float" office:value="0.171296" calcext:value-type="float">
            <text:p>0.171296</text:p>
          </table:table-cell>
          <table:table-cell office:value-type="float" office:value="0.168202" calcext:value-type="float">
            <text:p>0.168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table:style-name="ce1" office:value-type="float" office:value="0.164516" calcext:value-type="float">
            <text:p>0.164516</text:p>
          </table:table-cell>
          <table:table-cell office:value-type="float" office:value="0.174194" calcext:value-type="float">
            <text:p>0.174194</text:p>
          </table:table-cell>
          <table:table-cell table:style-name="ce1" office:value-type="float" office:value="0.164516" calcext:value-type="float">
            <text:p>0.164516</text:p>
          </table:table-cell>
          <table:table-cell table:style-name="Default" office:value-type="float" office:value="0.013953" calcext:value-type="float">
            <text:p>0.013953</text:p>
          </table:table-cell>
          <table:table-cell table:style-name="ce1" office:value-type="float" office:value="0.01194" calcext:value-type="float">
            <text:p>0.01194</text:p>
          </table:table-cell>
          <table:table-cell office:value-type="float" office:value="0.015272" calcext:value-type="float">
            <text:p>0.015272</text:p>
          </table:table-cell>
          <table:table-cell office:value-type="float" office:value="0.16629" calcext:value-type="float">
            <text:p>0.16629</text:p>
          </table:table-cell>
          <table:table-cell office:value-type="float" office:value="0.174609" calcext:value-type="float">
            <text:p>0.174609</text:p>
          </table:table-cell>
          <table:table-cell table:style-name="ce1" office:value-type="float" office:value="0.166043" calcext:value-type="float">
            <text:p>0.166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table:style-name="ce1" office:value-type="float" office:value="0.167749" calcext:value-type="float">
            <text:p>0.167749</text:p>
          </table:table-cell>
          <table:table-cell office:value-type="float" office:value="0.177489" calcext:value-type="float">
            <text:p>0.177489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22754" calcext:value-type="float">
            <text:p>0.022754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0.183637" calcext:value-type="float">
            <text:p>0.183637</text:p>
          </table:table-cell>
          <table:table-cell office:value-type="float" office:value="0.184121" calcext:value-type="float">
            <text:p>0.184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table:style-name="ce1" office:value-type="float" office:value="0.167874" calcext:value-type="float">
            <text:p>0.167874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192271" calcext:value-type="float">
            <text:p>0.192271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040552" calcext:value-type="float">
            <text:p>0.040552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00795" calcext:value-type="float">
            <text:p>0.200795</text:p>
          </table:table-cell>
          <table:table-cell office:value-type="float" office:value="0.205838" calcext:value-type="float">
            <text:p>0.205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96063" calcext:value-type="float">
            <text:p>0.196063</text:p>
          </table:table-cell>
          <table:table-cell office:value-type="float" office:value="0.19745" calcext:value-type="float">
            <text:p>0.19745</text:p>
          </table:table-cell>
          <table:table-cell table:style-name="ce1" office:value-type="float" office:value="0.192634" calcext:value-type="float">
            <text:p>0.192634</text:p>
          </table:table-cell>
          <table:table-cell table:style-name="Default" office:value-type="float" office:value="0.00985" calcext:value-type="float">
            <text:p>0.00985</text:p>
          </table:table-cell>
          <table:table-cell table:style-name="ce1" office:value-type="float" office:value="0.00969" calcext:value-type="float">
            <text:p>0.00969</text:p>
          </table:table-cell>
          <table:table-cell office:value-type="float" office:value="0.010436" calcext:value-type="float">
            <text:p>0.010436</text:p>
          </table:table-cell>
          <table:table-cell table:style-name="Default" office:value-type="float" office:value="0.197755" calcext:value-type="float">
            <text:p>0.197755</text:p>
          </table:table-cell>
          <table:table-cell office:value-type="float" office:value="0.19962" calcext:value-type="float">
            <text:p>0.19962</text:p>
          </table:table-cell>
          <table:table-cell table:style-name="ce1" office:value-type="float" office:value="0.195282" calcext:value-type="float">
            <text:p>0.195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table:style-name="ce1" office:value-type="float" office:value="0.201082" calcext:value-type="float">
            <text:p>0.201082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016857" calcext:value-type="float">
            <text:p>0.016857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0.031576" calcext:value-type="float">
            <text:p>0.031576</text:p>
          </table:table-cell>
          <table:table-cell office:value-type="float" office:value="0.204672" calcext:value-type="float">
            <text:p>0.204672</text:p>
          </table:table-cell>
          <table:table-cell office:value-type="float" office:value="0.208408" calcext:value-type="float">
            <text:p>0.208408</text:p>
          </table:table-cell>
          <table:table-cell office:value-type="float" office:value="0.219288" calcext:value-type="float">
            <text:p>0.2192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table:style-name="ce1" office:value-type="float" office:value="0.205413" calcext:value-type="float">
            <text:p>0.205413</text:p>
          </table:table-cell>
          <table:table-cell office:value-type="float" office:value="0.205698" calcext:value-type="float">
            <text:p>0.205698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013293" calcext:value-type="float">
            <text:p>0.013293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20572" calcext:value-type="float">
            <text:p>0.20572</text:p>
          </table:table-cell>
          <table:table-cell office:value-type="float" office:value="0.206509" calcext:value-type="float">
            <text:p>0.206509</text:p>
          </table:table-cell>
          <table:table-cell office:value-type="float" office:value="0.20952" calcext:value-type="float">
            <text:p>0.20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16201" calcext:value-type="float">
            <text:p>0.216201</text:p>
          </table:table-cell>
          <table:table-cell table:style-name="ce1" office:value-type="float" office:value="0.211615" calcext:value-type="float">
            <text:p>0.211615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35566" calcext:value-type="float">
            <text:p>0.035566</text:p>
          </table:table-cell>
          <table:table-cell table:style-name="Default" office:value-type="float" office:value="0.216458" calcext:value-type="float">
            <text:p>0.216458</text:p>
          </table:table-cell>
          <table:table-cell table:style-name="ce1" office:value-type="float" office:value="0.212673" calcext:value-type="float">
            <text:p>0.212673</text:p>
          </table:table-cell>
          <table:table-cell office:value-type="float" office:value="0.239651" calcext:value-type="float">
            <text:p>0.239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018717" calcext:value-type="float">
            <text:p>0.018717</text:p>
          </table:table-cell>
          <table:table-cell table:style-name="Default" office:value-type="float" office:value="0.225733" calcext:value-type="float">
            <text:p>0.225733</text:p>
          </table:table-cell>
          <table:table-cell table:style-name="ce1" office:value-type="float" office:value="0.224012" calcext:value-type="float">
            <text:p>0.224012</text:p>
          </table:table-cell>
          <table:table-cell table:style-name="ce1" office:value-type="float" office:value="0.221184" calcext:value-type="float">
            <text:p>0.221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37167" calcext:value-type="float">
            <text:p>0.237167</text:p>
          </table:table-cell>
          <table:table-cell table:style-name="ce1" office:value-type="float" office:value="0.229761" calcext:value-type="float">
            <text:p>0.229761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8597" calcext:value-type="float">
            <text:p>0.018597</text:p>
          </table:table-cell>
          <table:table-cell table:style-name="Default" office:value-type="float" office:value="0.237342" calcext:value-type="float">
            <text:p>0.237342</text:p>
          </table:table-cell>
          <table:table-cell table:style-name="ce1" office:value-type="float" office:value="0.233593" calcext:value-type="float">
            <text:p>0.233593</text:p>
          </table:table-cell>
          <table:table-cell office:value-type="float" office:value="0.242035" calcext:value-type="float">
            <text:p>0.242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table:style-name="ce1" office:value-type="float" office:value="0.236381" calcext:value-type="float">
            <text:p>0.236381</text:p>
          </table:table-cell>
          <table:table-cell office:value-type="float" office:value="0.239627" calcext:value-type="float">
            <text:p>0.239627</text:p>
          </table:table-cell>
          <table:table-cell office:value-type="float" office:value="0.251162" calcext:value-type="float">
            <text:p>0.251162</text:p>
          </table:table-cell>
          <table:table-cell table:style-name="Default" office:value-type="float" office:value="0.008308" calcext:value-type="float">
            <text:p>0.008308</text:p>
          </table:table-cell>
          <table:table-cell table:style-name="ce1" office:value-type="float" office:value="0.006945" calcext:value-type="float">
            <text:p>0.006945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40087" calcext:value-type="float">
            <text:p>0.240087</text:p>
          </table:table-cell>
          <table:table-cell office:value-type="float" office:value="0.25256" calcext:value-type="float">
            <text:p>0.25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40909" calcext:value-type="float">
            <text:p>0.240909</text:p>
          </table:table-cell>
          <table:table-cell table:style-name="ce1" office:value-type="float" office:value="0.238312" calcext:value-type="float">
            <text:p>0.238312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9133" calcext:value-type="float">
            <text:p>0.009133</text:p>
          </table:table-cell>
          <table:table-cell office:value-type="float" office:value="0.013492" calcext:value-type="float">
            <text:p>0.013492</text:p>
          </table:table-cell>
          <table:table-cell table:style-name="Default" office:value-type="float" office:value="0.242109" calcext:value-type="float">
            <text:p>0.242109</text:p>
          </table:table-cell>
          <table:table-cell table:style-name="ce1" office:value-type="float" office:value="0.239219" calcext:value-type="float">
            <text:p>0.239219</text:p>
          </table:table-cell>
          <table:table-cell office:value-type="float" office:value="0.250618" calcext:value-type="float">
            <text:p>0.250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46" calcext:value-type="float">
            <text:p>0.246</text:p>
          </table:table-cell>
          <table:table-cell table:style-name="ce1" office:value-type="float" office:value="0.243" calcext:value-type="float">
            <text:p>0.243</text:p>
          </table:table-cell>
          <table:table-cell office:value-type="float" office:value="0.267" calcext:value-type="float">
            <text:p>0.267</text:p>
          </table:table-cell>
          <table:table-cell table:style-name="Default" office:value-type="float" office:value="0.010809" calcext:value-type="float">
            <text:p>0.010809</text:p>
          </table:table-cell>
          <table:table-cell table:style-name="ce1" office:value-type="float" office:value="0.010757" calcext:value-type="float">
            <text:p>0.010757</text:p>
          </table:table-cell>
          <table:table-cell office:value-type="float" office:value="0.021969" calcext:value-type="float">
            <text:p>0.021969</text:p>
          </table:table-cell>
          <table:table-cell table:style-name="Default" office:value-type="float" office:value="0.247877" calcext:value-type="float">
            <text:p>0.247877</text:p>
          </table:table-cell>
          <table:table-cell table:style-name="ce1" office:value-type="float" office:value="0.244889" calcext:value-type="float">
            <text:p>0.244889</text:p>
          </table:table-cell>
          <table:table-cell office:value-type="float" office:value="0.274617" calcext:value-type="float">
            <text:p>0.274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62006" calcext:value-type="float">
            <text:p>0.262006</text:p>
          </table:table-cell>
          <table:table-cell table:style-name="ce1" office:value-type="float" office:value="0.257807" calcext:value-type="float">
            <text:p>0.257807</text:p>
          </table:table-cell>
          <table:table-cell office:value-type="float" office:value="0.270307" calcext:value-type="float">
            <text:p>0.270307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49468" calcext:value-type="float">
            <text:p>0.049468</text:p>
          </table:table-cell>
          <table:table-cell table:style-name="Default" office:value-type="float" office:value="0.26164" calcext:value-type="float">
            <text:p>0.26164</text:p>
          </table:table-cell>
          <table:table-cell table:style-name="ce1" office:value-type="float" office:value="0.258016" calcext:value-type="float">
            <text:p>0.258016</text:p>
          </table:table-cell>
          <table:table-cell office:value-type="float" office:value="0.297779" calcext:value-type="float">
            <text:p>0.297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table:style-name="ce1" office:value-type="float" office:value="0.266765" calcext:value-type="float">
            <text:p>0.266765</text:p>
          </table:table-cell>
          <table:table-cell office:value-type="float" office:value="0.275462" calcext:value-type="float">
            <text:p>0.275462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037509" calcext:value-type="float">
            <text:p>0.037509</text:p>
          </table:table-cell>
          <table:table-cell office:value-type="float" office:value="0.271157" calcext:value-type="float">
            <text:p>0.271157</text:p>
          </table:table-cell>
          <table:table-cell office:value-type="float" office:value="0.283093" calcext:value-type="float">
            <text:p>0.283093</text:p>
          </table:table-cell>
          <table:table-cell office:value-type="float" office:value="0.29701" calcext:value-type="float">
            <text:p>0.29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table:number-columns-repeated="2" table:style-name="ce1" office:value-type="float" office:value="0.280476" calcext:value-type="float">
            <text:p>0.280476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280242" calcext:value-type="float">
            <text:p>0.280242</text:p>
          </table:table-cell>
          <table:table-cell office:value-type="float" office:value="0.314052" calcext:value-type="float">
            <text:p>0.314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table:style-name="ce1" office:value-type="float" office:value="0.288145" calcext:value-type="float">
            <text:p>0.288145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302556" calcext:value-type="float">
            <text:p>0.30255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042516" calcext:value-type="float">
            <text:p>0.042516</text:p>
          </table:table-cell>
          <table:table-cell office:value-type="float" office:value="0.291635" calcext:value-type="float">
            <text:p>0.291635</text:p>
          </table:table-cell>
          <table:table-cell office:value-type="float" office:value="0.296535" calcext:value-type="float">
            <text:p>0.296535</text:p>
          </table:table-cell>
          <table:table-cell office:value-type="float" office:value="0.322766" calcext:value-type="float">
            <text:p>0.322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02914" calcext:value-type="float">
            <text:p>0.302914</text:p>
          </table:table-cell>
          <table:table-cell table:style-name="ce1" office:value-type="float" office:value="0.300879" calcext:value-type="float">
            <text:p>0.300879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301336" calcext:value-type="float">
            <text:p>0.301336</text:p>
          </table:table-cell>
          <table:table-cell office:value-type="float" office:value="0.301767" calcext:value-type="float">
            <text:p>0.301767</text:p>
          </table:table-cell>
          <table:table-cell office:value-type="float" office:value="0.331128" calcext:value-type="float">
            <text:p>0.33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4053" calcext:value-type="float">
            <text:p>0.304053</text:p>
          </table:table-cell>
          <table:table-cell table:style-name="ce1" office:value-type="float" office:value="0.286751" calcext:value-type="float">
            <text:p>0.286751</text:p>
          </table:table-cell>
          <table:table-cell office:value-type="float" office:value="0.30912" calcext:value-type="float">
            <text:p>0.30912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5237" calcext:value-type="float">
            <text:p>0.015237</text:p>
          </table:table-cell>
          <table:table-cell table:style-name="Default" office:value-type="float" office:value="0.304088" calcext:value-type="float">
            <text:p>0.304088</text:p>
          </table:table-cell>
          <table:table-cell table:style-name="ce1" office:value-type="float" office:value="0.290119" calcext:value-type="float">
            <text:p>0.290119</text:p>
          </table:table-cell>
          <table:table-cell office:value-type="float" office:value="0.310385" calcext:value-type="float">
            <text:p>0.310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2162" calcext:value-type="float">
            <text:p>0.312162</text:p>
          </table:table-cell>
          <table:table-cell table:style-name="ce1" office:value-type="float" office:value="0.30976" calcext:value-type="float">
            <text:p>0.30976</text:p>
          </table:table-cell>
          <table:table-cell office:value-type="float" office:value="0.322973" calcext:value-type="float">
            <text:p>0.32297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.035599" calcext:value-type="float">
            <text:p>0.035599</text:p>
          </table:table-cell>
          <table:table-cell office:value-type="float" office:value="0.310373" calcext:value-type="float">
            <text:p>0.310373</text:p>
          </table:table-cell>
          <table:table-cell office:value-type="float" office:value="0.313494" calcext:value-type="float">
            <text:p>0.313494</text:p>
          </table:table-cell>
          <table:table-cell office:value-type="float" office:value="0.329404" calcext:value-type="float">
            <text:p>0.329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table:number-columns-repeated="2" table:style-name="ce1" office:value-type="float" office:value="0.316667" calcext:value-type="float">
            <text:p>0.316667</text:p>
          </table:table-cell>
          <table:table-cell office:value-type="float" office:value="0.334211" calcext:value-type="float">
            <text:p>0.334211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38901" calcext:value-type="float">
            <text:p>0.038901</text:p>
          </table:table-cell>
          <table:table-cell table:style-name="Default" office:value-type="float" office:value="0.321" calcext:value-type="float">
            <text:p>0.321</text:p>
          </table:table-cell>
          <table:table-cell table:style-name="ce1" office:value-type="float" office:value="0.320139" calcext:value-type="float">
            <text:p>0.320139</text:p>
          </table:table-cell>
          <table:table-cell office:value-type="float" office:value="0.351115" calcext:value-type="float">
            <text:p>0.351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table:style-name="ce1" office:value-type="float" office:value="0.325966" calcext:value-type="float">
            <text:p>0.325966</text:p>
          </table:table-cell>
          <table:table-cell office:value-type="float" office:value="0.333385" calcext:value-type="float">
            <text:p>0.333385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065636" calcext:value-type="float">
            <text:p>0.065636</text:p>
          </table:table-cell>
          <table:table-cell office:value-type="float" office:value="0.32586" calcext:value-type="float">
            <text:p>0.32586</text:p>
          </table:table-cell>
          <table:table-cell office:value-type="float" office:value="0.336007" calcext:value-type="float">
            <text:p>0.336007</text:p>
          </table:table-cell>
          <table:table-cell office:value-type="float" office:value="0.386995" calcext:value-type="float">
            <text:p>0.386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table:style-name="ce1" office:value-type="float" office:value="0.326732" calcext:value-type="float">
            <text:p>0.326732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0.040366" calcext:value-type="float">
            <text:p>0.040366</text:p>
          </table:table-cell>
          <table:table-cell office:value-type="float" office:value="0.330662" calcext:value-type="float">
            <text:p>0.330662</text:p>
          </table:table-cell>
          <table:table-cell office:value-type="float" office:value="0.336952" calcext:value-type="float">
            <text:p>0.336952</text:p>
          </table:table-cell>
          <table:table-cell office:value-type="float" office:value="0.371119" calcext:value-type="float">
            <text:p>0.371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349091" calcext:value-type="float">
            <text:p>0.349091</text:p>
          </table:table-cell>
          <table:table-cell table:style-name="Default" office:value-type="float" office:value="0.055355" calcext:value-type="float">
            <text:p>0.055355</text:p>
          </table:table-cell>
          <table:table-cell table:style-name="ce1" office:value-type="float" office:value="0.045524" calcext:value-type="float">
            <text:p>0.045524</text:p>
          </table:table-cell>
          <table:table-cell office:value-type="float" office:value="0.057791" calcext:value-type="float">
            <text:p>0.057791</text:p>
          </table:table-cell>
          <table:table-cell office:value-type="float" office:value="0.338309" calcext:value-type="float">
            <text:p>0.338309</text:p>
          </table:table-cell>
          <table:table-cell office:value-type="float" office:value="0.349117" calcext:value-type="float">
            <text:p>0.349117</text:p>
          </table:table-cell>
          <table:table-cell office:value-type="float" office:value="0.363874" calcext:value-type="float">
            <text:p>0.3638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table:style-name="ce1" office:value-type="float" office:value="0.341948" calcext:value-type="float">
            <text:p>0.341948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57077" calcext:value-type="float">
            <text:p>0.057077</text:p>
          </table:table-cell>
          <table:table-cell office:value-type="float" office:value="0.34342" calcext:value-type="float">
            <text:p>0.34342</text:p>
          </table:table-cell>
          <table:table-cell office:value-type="float" office:value="0.351851" calcext:value-type="float">
            <text:p>0.351851</text:p>
          </table:table-cell>
          <table:table-cell office:value-type="float" office:value="0.37924" calcext:value-type="float">
            <text:p>0.37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58992" calcext:value-type="float">
            <text:p>0.358992</text:p>
          </table:table-cell>
          <table:table-cell table:style-name="ce1" office:value-type="float" office:value="0.355378" calcext:value-type="float">
            <text:p>0.355378</text:p>
          </table:table-cell>
          <table:table-cell office:value-type="float" office:value="0.376737" calcext:value-type="float">
            <text:p>0.376737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.080445" calcext:value-type="float">
            <text:p>0.080445</text:p>
          </table:table-cell>
          <table:table-cell table:style-name="Default" office:value-type="float" office:value="0.359479" calcext:value-type="float">
            <text:p>0.359479</text:p>
          </table:table-cell>
          <table:table-cell table:style-name="ce1" office:value-type="float" office:value="0.356675" calcext:value-type="float">
            <text:p>0.356675</text:p>
          </table:table-cell>
          <table:table-cell office:value-type="float" office:value="0.418907" calcext:value-type="float">
            <text:p>0.418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table:number-columns-repeated="2" table:style-name="ce1" office:value-type="float" office:value="0.365556" calcext:value-type="float">
            <text:p>0.365556</text:p>
          </table:table-cell>
          <table:table-cell office:value-type="float" office:value="0.415556" calcext:value-type="float">
            <text:p>0.41555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043831" calcext:value-type="float">
            <text:p>0.043831</text:p>
          </table:table-cell>
          <table:table-cell office:value-type="float" office:value="0.370415" calcext:value-type="float">
            <text:p>0.370415</text:p>
          </table:table-cell>
          <table:table-cell office:value-type="float" office:value="0.376138" calcext:value-type="float">
            <text:p>0.376138</text:p>
          </table:table-cell>
          <table:table-cell office:value-type="float" office:value="0.406998" calcext:value-type="float">
            <text:p>0.406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76364" calcext:value-type="float">
            <text:p>0.376364</text:p>
          </table:table-cell>
          <table:table-cell table:style-name="ce1" office:value-type="float" office:value="0.367273" calcext:value-type="float">
            <text:p>0.367273</text:p>
          </table:table-cell>
          <table:table-cell office:value-type="float" office:value="0.396364" calcext:value-type="float">
            <text:p>0.396364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5231" calcext:value-type="float">
            <text:p>0.05231</text:p>
          </table:table-cell>
          <table:table-cell table:style-name="Default" office:value-type="float" office:value="0.383936" calcext:value-type="float">
            <text:p>0.383936</text:p>
          </table:table-cell>
          <table:table-cell table:style-name="ce1" office:value-type="float" office:value="0.372984" calcext:value-type="float">
            <text:p>0.372984</text:p>
          </table:table-cell>
          <table:table-cell office:value-type="float" office:value="0.406489" calcext:value-type="float">
            <text:p>0.406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ce1" office:value-type="float" office:value="0.473642" calcext:value-type="float">
            <text:p>0.473642</text:p>
          </table:table-cell>
          <table:table-cell office:value-type="float" office:value="0.476927" calcext:value-type="float">
            <text:p>0.476927</text:p>
          </table:table-cell>
          <table:table-cell office:value-type="float" office:value="0.491783" calcext:value-type="float">
            <text:p>0.491783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475031" calcext:value-type="float">
            <text:p>0.475031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490683" calcext:value-type="float">
            <text:p>0.49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nas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s ordeno por dificultad de classificación en función el método classic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 los casos fáciles, funciona mejor init_hard. Yo creo que es porque hace que se fije en los díficiles desde el principio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 los casos más difíciles, va mejor init_easy, yo creo que porque hace que no se olvide de lo fácil.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</table:table>
      <table:table table:name="Hostility" table:style-name="ta1">
        <table:table-column table:style-name="co3" table:number-columns-repeated="1024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0309278350515" calcext:value-type="float">
            <text:p>0.00103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648711273803528" calcext:value-type="float">
            <text:p>0.06487</text:p>
          </table:table-cell>
          <table:table-cell office:value-type="float" office:value="0.0579512062001894" calcext:value-type="float">
            <text:p>0.05795</text:p>
          </table:table-cell>
          <table:table-cell table:style-name="ce4" office:value-type="float" office:value="0.0174982994096396" calcext:value-type="float">
            <text:p>0.01750</text:p>
          </table:table-cell>
          <table:table-cell office:value-type="float" office:value="0.0233524187153053" calcext:value-type="float">
            <text:p>0.02335</text:p>
          </table:table-cell>
          <table:table-cell office:value-type="float" office:value="0.0232266719534761" calcext:value-type="float">
            <text:p>0.02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ce4" office:value-type="float" office:value="0.0014545646884586" calcext:value-type="float">
            <text:p>0.00145</text:p>
          </table:table-cell>
          <table:table-cell office:value-type="float" office:value="0.0036443457103565" calcext:value-type="float">
            <text:p>0.00364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188105984451838" calcext:value-type="float">
            <text:p>0.01881</text:p>
          </table:table-cell>
          <table:table-cell office:value-type="float" office:value="0.0175237636643641" calcext:value-type="float">
            <text:p>0.01752</text:p>
          </table:table-cell>
          <table:table-cell table:style-name="ce4" office:value-type="float" office:value="0.00651796607778829" calcext:value-type="float">
            <text:p>0.00652</text:p>
          </table:table-cell>
          <table:table-cell office:value-type="float" office:value="0.00931665432490563" calcext:value-type="float">
            <text:p>0.00932</text:p>
          </table:table-cell>
          <table:table-cell table:style-name="ce4" office:value-type="float" office:value="0.00570693606967798" calcext:value-type="float">
            <text:p>0.00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48389355742296" calcext:value-type="float">
            <text:p>0.02484</text:p>
          </table:table-cell>
          <table:table-cell table:style-name="ce4" office:value-type="float" office:value="0.0213165266106442" calcext:value-type="float">
            <text:p>0.02132</text:p>
          </table:table-cell>
          <table:table-cell office:value-type="float" office:value="0.0307703081232493" calcext:value-type="float">
            <text:p>0.03077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74712531466278" calcext:value-type="float">
            <text:p>0.02747</text:p>
          </table:table-cell>
          <table:table-cell office:value-type="float" office:value="0.0231553613892977" calcext:value-type="float">
            <text:p>0.02316</text:p>
          </table:table-cell>
          <table:table-cell table:style-name="ce4" office:value-type="float" office:value="0.0287048085901027" calcext:value-type="float">
            <text:p>0.02870</text:p>
          </table:table-cell>
          <table:table-cell office:value-type="float" office:value="0.0291233893557422" calcext:value-type="float">
            <text:p>0.02912</text:p>
          </table:table-cell>
          <table:table-cell office:value-type="float" office:value="0.0352330999066293" calcext:value-type="float">
            <text:p>0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351817042606516" calcext:value-type="float">
            <text:p>0.03518</text:p>
          </table:table-cell>
          <table:table-cell table:style-name="ce4" office:value-type="float" office:value="0.0333959899749373" calcext:value-type="float">
            <text:p>0.03340</text:p>
          </table:table-cell>
          <table:table-cell office:value-type="float" office:value="0.0333646616541353" calcext:value-type="float">
            <text:p>0.03336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83382376330315" calcext:value-type="float">
            <text:p>0.00834</text:p>
          </table:table-cell>
          <table:table-cell office:value-type="float" office:value="0.00623755668075003" calcext:value-type="float">
            <text:p>0.00624</text:p>
          </table:table-cell>
          <table:table-cell office:value-type="float" office:value="0.0373484753550543" calcext:value-type="float">
            <text:p>0.03735</text:p>
          </table:table-cell>
          <table:table-cell table:style-name="ce4" office:value-type="float" office:value="0.0357163742690058" calcext:value-type="float">
            <text:p>0.03572</text:p>
          </table:table-cell>
          <table:table-cell table:style-name="ce4" office:value-type="float" office:value="0.0346971595655806" calcext:value-type="float">
            <text:p>0.034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14699792960662" calcext:value-type="float">
            <text:p>0.04147</text:p>
          </table:table-cell>
          <table:table-cell table:style-name="ce4" office:value-type="float" office:value="0.0386335403726708" calcext:value-type="float">
            <text:p>0.03863</text:p>
          </table:table-cell>
          <table:table-cell office:value-type="float" office:value="0.0371842650103519" calcext:value-type="float">
            <text:p>0.03718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91882070044368" calcext:value-type="float">
            <text:p>0.00492</text:p>
          </table:table-cell>
          <table:table-cell office:value-type="float" office:value="0.00583248317869951" calcext:value-type="float">
            <text:p>0.00583</text:p>
          </table:table-cell>
          <table:table-cell office:value-type="float" office:value="0.0425209109730848" calcext:value-type="float">
            <text:p>0.04252</text:p>
          </table:table-cell>
          <table:table-cell table:style-name="ce4" office:value-type="float" office:value="0.039835403726708" calcext:value-type="float">
            <text:p>0.03984</text:p>
          </table:table-cell>
          <table:table-cell table:style-name="ce4" office:value-type="float" office:value="0.0379863354037266" calcext:value-type="float">
            <text:p>0.037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</text:p>
          </table:table-cell>
          <table:table-cell table:style-name="ce4" office:value-type="float" office:value="0.0518918918918918" calcext:value-type="float">
            <text:p>0.05189</text:p>
          </table:table-cell>
          <table:table-cell office:value-type="float" office:value="0.0551351351351351" calcext:value-type="float">
            <text:p>0.05514</text:p>
          </table:table-cell>
          <table:table-cell office:value-type="float" office:value="0.0542567567567567" calcext:value-type="float">
            <text:p>0.05426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553261588079467" calcext:value-type="float">
            <text:p>0.05533</text:p>
          </table:table-cell>
          <table:table-cell office:value-type="float" office:value="0.062099809067342" calcext:value-type="float">
            <text:p>0.06210</text:p>
          </table:table-cell>
          <table:table-cell table:style-name="ce4" office:value-type="float" office:value="0.0714914414414414" calcext:value-type="float">
            <text:p>0.07149</text:p>
          </table:table-cell>
          <table:table-cell office:value-type="float" office:value="0.0735414414414414" calcext:value-type="float">
            <text:p>0.07354</text:p>
          </table:table-cell>
          <table:table-cell office:value-type="float" office:value="0.0761806306306306" calcext:value-type="float">
            <text:p>0.07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mbase</text:p>
          </table:table-cell>
          <table:table-cell table:style-name="ce4" office:value-type="float" office:value="0.0624386662877711" calcext:value-type="float">
            <text:p>0.06244</text:p>
          </table:table-cell>
          <table:table-cell office:value-type="float" office:value="0.0635246755707113" calcext:value-type="float">
            <text:p>0.06352</text:p>
          </table:table-cell>
          <table:table-cell office:value-type="float" office:value="0.0654821445486407" calcext:value-type="float">
            <text:p>0.06548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58904525284909" calcext:value-type="float">
            <text:p>0.01589</text:p>
          </table:table-cell>
          <table:table-cell office:value-type="float" office:value="0.0163909502356529" calcext:value-type="float">
            <text:p>0.01639</text:p>
          </table:table-cell>
          <table:table-cell table:style-name="ce4" office:value-type="float" office:value="0.0677714044393925" calcext:value-type="float">
            <text:p>0.06777</text:p>
          </table:table-cell>
          <table:table-cell office:value-type="float" office:value="0.0680485696694136" calcext:value-type="float">
            <text:p>0.06805</text:p>
          </table:table-cell>
          <table:table-cell office:value-type="float" office:value="0.0698212465662593" calcext:value-type="float">
            <text:p>0.069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4" office:value-type="float" office:value="0.0741269841269841" calcext:value-type="float">
            <text:p>0.07413</text:p>
          </table:table-cell>
          <table:table-cell office:value-type="float" office:value="0.0742063492063492" calcext:value-type="float">
            <text:p>0.07421</text:p>
          </table:table-cell>
          <table:table-cell office:value-type="float" office:value="0.0769841269841269" calcext:value-type="float">
            <text:p>0.07698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85252378823174" calcext:value-type="float">
            <text:p>0.01853</text:p>
          </table:table-cell>
          <table:table-cell office:value-type="float" office:value="0.0136757953748094" calcext:value-type="float">
            <text:p>0.01368</text:p>
          </table:table-cell>
          <table:table-cell table:style-name="ce4" office:value-type="float" office:value="0.0754510582010581" calcext:value-type="float">
            <text:p>0.07545</text:p>
          </table:table-cell>
          <table:table-cell office:value-type="float" office:value="0.0813269841269841" calcext:value-type="float">
            <text:p>0.08133</text:p>
          </table:table-cell>
          <table:table-cell office:value-type="float" office:value="0.0795089947089947" calcext:value-type="float">
            <text:p>0.079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lvine</text:p>
          </table:table-cell>
          <table:table-cell table:style-name="ce4" office:value-type="float" office:value="0.0798215155945419" calcext:value-type="float">
            <text:p>0.07982</text:p>
          </table:table-cell>
          <table:table-cell office:value-type="float" office:value="0.0815774244639376" calcext:value-type="float">
            <text:p>0.08158</text:p>
          </table:table-cell>
          <table:table-cell office:value-type="float" office:value="0.0848922164351852" calcext:value-type="float">
            <text:p>0.08489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259141047356391" calcext:value-type="float">
            <text:p>0.00259</text:p>
          </table:table-cell>
          <table:table-cell office:value-type="float" office:value="0.00107802588255929" calcext:value-type="float">
            <text:p>0.00108</text:p>
          </table:table-cell>
          <table:table-cell table:style-name="ce4" office:value-type="float" office:value="0.0807822310043047" calcext:value-type="float">
            <text:p>0.08078</text:p>
          </table:table-cell>
          <table:table-cell office:value-type="float" office:value="0.0827909382106887" calcext:value-type="float">
            <text:p>0.08279</text:p>
          </table:table-cell>
          <table:table-cell office:value-type="float" office:value="0.084955974100471" calcext:value-type="float">
            <text:p>0.08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06578947368421" calcext:value-type="float">
            <text:p>0.10658</text:p>
          </table:table-cell>
          <table:table-cell table:style-name="ce4" office:value-type="float" office:value="0.096578947368421" calcext:value-type="float">
            <text:p>0.09658</text:p>
          </table:table-cell>
          <table:table-cell office:value-type="float" office:value="0.0968421052631578" calcext:value-type="float">
            <text:p>0.09684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59845636038384" calcext:value-type="float">
            <text:p>0.01598</text:p>
          </table:table-cell>
          <table:table-cell office:value-type="float" office:value="0.0124334349583512" calcext:value-type="float">
            <text:p>0.01243</text:p>
          </table:table-cell>
          <table:table-cell office:value-type="float" office:value="0.108598245614035" calcext:value-type="float">
            <text:p>0.10860</text:p>
          </table:table-cell>
          <table:table-cell table:style-name="ce4" office:value-type="float" office:value="0.102570175438596" calcext:value-type="float">
            <text:p>0.10257</text:p>
          </table:table-cell>
          <table:table-cell table:style-name="ce4" office:value-type="float" office:value="0.0999166666666666" calcext:value-type="float">
            <text:p>0.099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sk1</text:p>
          </table:table-cell>
          <table:table-cell table:style-name="ce4" office:value-type="float" office:value="0.119835992907801" calcext:value-type="float">
            <text:p>0.11984</text:p>
          </table:table-cell>
          <table:table-cell office:value-type="float" office:value="0.162012411347518" calcext:value-type="float">
            <text:p>0.16201</text:p>
          </table:table-cell>
          <table:table-cell office:value-type="float" office:value="0.134552304964539" calcext:value-type="float">
            <text:p>0.13455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332557329008995" calcext:value-type="float">
            <text:p>0.03326</text:p>
          </table:table-cell>
          <table:table-cell office:value-type="float" office:value="0.0444962228271914" calcext:value-type="float">
            <text:p>0.04450</text:p>
          </table:table-cell>
          <table:table-cell table:style-name="ce4" office:value-type="float" office:value="0.138929225768321" calcext:value-type="float">
            <text:p>0.13893</text:p>
          </table:table-cell>
          <table:table-cell office:value-type="float" office:value="0.170109190307329" calcext:value-type="float">
            <text:p>0.17011</text:p>
          </table:table-cell>
          <table:table-cell office:value-type="float" office:value="0.149352541371158" calcext:value-type="float">
            <text:p>0.14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717391304348" calcext:value-type="float">
            <text:p>0.12772</text:p>
          </table:table-cell>
          <table:table-cell table:style-name="ce4" office:value-type="float" office:value="0.123369565217391" calcext:value-type="float">
            <text:p>0.12337</text:p>
          </table:table-cell>
          <table:table-cell office:value-type="float" office:value="0.140398550724638" calcext:value-type="float">
            <text:p>0.14040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667381498619804" calcext:value-type="float">
            <text:p>0.00667</text:p>
          </table:table-cell>
          <table:table-cell office:value-type="float" office:value="0.00718961539555288" calcext:value-type="float">
            <text:p>0.00719</text:p>
          </table:table-cell>
          <table:table-cell office:value-type="float" office:value="0.12623731884058" calcext:value-type="float">
            <text:p>0.12624</text:p>
          </table:table-cell>
          <table:table-cell table:style-name="ce4" office:value-type="float" office:value="0.121846014492754" calcext:value-type="float">
            <text:p>0.12185</text:p>
          </table:table-cell>
          <table:table-cell office:value-type="float" office:value="0.138756038647343" calcext:value-type="float">
            <text:p>0.138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48809523809524" calcext:value-type="float">
            <text:p>0.14881</text:p>
          </table:table-cell>
          <table:table-cell table:style-name="ce4" office:value-type="float" office:value="0.144047619047619" calcext:value-type="float">
            <text:p>0.14405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95428823527583" calcext:value-type="float">
            <text:p>0.02954</text:p>
          </table:table-cell>
          <table:table-cell office:value-type="float" office:value="0.0315414167734061" calcext:value-type="float">
            <text:p>0.03154</text:p>
          </table:table-cell>
          <table:table-cell table:style-name="ce4" office:value-type="float" office:value="0.151715079365079" calcext:value-type="float">
            <text:p>0.15172</text:p>
          </table:table-cell>
          <table:table-cell office:value-type="float" office:value="0.151816666666667" calcext:value-type="float">
            <text:p>0.15182</text:p>
          </table:table-cell>
          <table:table-cell table:style-name="ce4" office:value-type="float" office:value="0.148400793650794" calcext:value-type="float">
            <text:p>0.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4" office:value-type="float" office:value="0.163855421686747" calcext:value-type="float">
            <text:p>0.16386</text:p>
          </table:table-cell>
          <table:table-cell office:value-type="float" office:value="0.169879518072289" calcext:value-type="float">
            <text:p>0.16988</text:p>
          </table:table-cell>
          <table:table-cell office:value-type="float" office:value="0.16144578313253" calcext:value-type="float">
            <text:p>0.16145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227442987303749" calcext:value-type="float">
            <text:p>0.00227</text:p>
          </table:table-cell>
          <table:table-cell office:value-type="float" office:value="0.00206734603534169" calcext:value-type="float">
            <text:p>0.00207</text:p>
          </table:table-cell>
          <table:table-cell table:style-name="ce4" office:value-type="float" office:value="0.163927710843373" calcext:value-type="float">
            <text:p>0.16393</text:p>
          </table:table-cell>
          <table:table-cell office:value-type="float" office:value="0.16970281124498" calcext:value-type="float">
            <text:p>0.16970</text:p>
          </table:table-cell>
          <table:table-cell table:style-name="ce4" office:value-type="float" office:value="0.161991967871486" calcext:value-type="float">
            <text:p>0.16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tebral_column</text:p>
          </table:table-cell>
          <table:table-cell table:style-name="ce4" office:value-type="float" office:value="0.164516129032258" calcext:value-type="float">
            <text:p>0.16452</text:p>
          </table:table-cell>
          <table:table-cell office:value-type="float" office:value="0.17741935483871" calcext:value-type="float">
            <text:p>0.17742</text:p>
          </table:table-cell>
          <table:table-cell office:value-type="float" office:value="0.167741935483871" calcext:value-type="float">
            <text:p>0.16774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109642668049001" calcext:value-type="float">
            <text:p>0.01096</text:p>
          </table:table-cell>
          <table:table-cell office:value-type="float" office:value="0.0142577428056863" calcext:value-type="float">
            <text:p>0.01426</text:p>
          </table:table-cell>
          <table:table-cell table:style-name="ce4" office:value-type="float" office:value="0.166290322580645" calcext:value-type="float">
            <text:p>0.16629</text:p>
          </table:table-cell>
          <table:table-cell office:value-type="float" office:value="0.179193548387097" calcext:value-type="float">
            <text:p>0.17919</text:p>
          </table:table-cell>
          <table:table-cell office:value-type="float" office:value="0.169806451612903" calcext:value-type="float">
            <text:p>0.169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0</text:p>
          </table:table-cell>
          <table:table-cell table:style-name="ce4" office:value-type="float" office:value="0.167748917748918" calcext:value-type="float">
            <text:p>0.16775</text:p>
          </table:table-cell>
          <table:table-cell office:value-type="float" office:value="0.186363636363636" calcext:value-type="float">
            <text:p>0.18636</text:p>
          </table:table-cell>
          <table:table-cell office:value-type="float" office:value="0.186796536796537" calcext:value-type="float">
            <text:p>0.18680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73507264541577" calcext:value-type="float">
            <text:p>0.01735</text:p>
          </table:table-cell>
          <table:table-cell office:value-type="float" office:value="0.0195366193843119" calcext:value-type="float">
            <text:p>0.01954</text:p>
          </table:table-cell>
          <table:table-cell table:style-name="ce4" office:value-type="float" office:value="0.171763347763348" calcext:value-type="float">
            <text:p>0.17176</text:p>
          </table:table-cell>
          <table:table-cell office:value-type="float" office:value="0.185556277056277" calcext:value-type="float">
            <text:p>0.18556</text:p>
          </table:table-cell>
          <table:table-cell office:value-type="float" office:value="0.191974747474747" calcext:value-type="float">
            <text:p>0.191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hythmia_cfs</text:p>
          </table:table-cell>
          <table:table-cell table:style-name="ce4" office:value-type="float" office:value="0.167874396135266" calcext:value-type="float">
            <text:p>0.16787</text:p>
          </table:table-cell>
          <table:table-cell office:value-type="float" office:value="0.192367149758454" calcext:value-type="float">
            <text:p>0.19237</text:p>
          </table:table-cell>
          <table:table-cell office:value-type="float" office:value="0.194420289855072" calcext:value-type="float">
            <text:p>0.19442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283656813391838" calcext:value-type="float">
            <text:p>0.02837</text:p>
          </table:table-cell>
          <table:table-cell office:value-type="float" office:value="0.0354034955982648" calcext:value-type="float">
            <text:p>0.03540</text:p>
          </table:table-cell>
          <table:table-cell table:style-name="ce4" office:value-type="float" office:value="0.175926247987117" calcext:value-type="float">
            <text:p>0.17593</text:p>
          </table:table-cell>
          <table:table-cell office:value-type="float" office:value="0.202614331723027" calcext:value-type="float">
            <text:p>0.20261</text:p>
          </table:table-cell>
          <table:table-cell office:value-type="float" office:value="0.207188566827697" calcext:value-type="float">
            <text:p>0.20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96062675429588" calcext:value-type="float">
            <text:p>0.19606</text:p>
          </table:table-cell>
          <table:table-cell table:style-name="ce4" office:value-type="float" office:value="0.195968713630451" calcext:value-type="float">
            <text:p>0.19597</text:p>
          </table:table-cell>
          <table:table-cell office:value-type="float" office:value="0.186531115218731" calcext:value-type="float">
            <text:p>0.18653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803016436319438" calcext:value-type="float">
            <text:p>0.00803</text:p>
          </table:table-cell>
          <table:table-cell office:value-type="float" office:value="0.00984988881409227" calcext:value-type="float">
            <text:p>0.00985</text:p>
          </table:table-cell>
          <table:table-cell table:style-name="ce4" office:value-type="float" office:value="0.197754781953858" calcext:value-type="float">
            <text:p>0.19775</text:p>
          </table:table-cell>
          <table:table-cell office:value-type="float" office:value="0.199163175189977" calcext:value-type="float">
            <text:p>0.19916</text:p>
          </table:table-cell>
          <table:table-cell table:style-name="ce4" office:value-type="float" office:value="0.189920101093083" calcext:value-type="float">
            <text:p>0.189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1</text:p>
          </table:table-cell>
          <table:table-cell table:style-name="ce4" office:value-type="float" office:value="0.201082251082251" calcext:value-type="float">
            <text:p>0.20108</text:p>
          </table:table-cell>
          <table:table-cell office:value-type="float" office:value="0.214718614718615" calcext:value-type="float">
            <text:p>0.21472</text:p>
          </table:table-cell>
          <table:table-cell office:value-type="float" office:value="0.21969696969697" calcext:value-type="float">
            <text:p>0.21970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135693336011053" calcext:value-type="float">
            <text:p>0.01357</text:p>
          </table:table-cell>
          <table:table-cell office:value-type="float" office:value="0.0255315580569476" calcext:value-type="float">
            <text:p>0.02553</text:p>
          </table:table-cell>
          <table:table-cell table:style-name="ce4" office:value-type="float" office:value="0.204671717171717" calcext:value-type="float">
            <text:p>0.20467</text:p>
          </table:table-cell>
          <table:table-cell office:value-type="float" office:value="0.217635642135642" calcext:value-type="float">
            <text:p>0.21764</text:p>
          </table:table-cell>
          <table:table-cell office:value-type="float" office:value="0.228989177489177" calcext:value-type="float">
            <text:p>0.22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05413105413105" calcext:value-type="float">
            <text:p>0.20541</text:p>
          </table:table-cell>
          <table:table-cell table:style-name="ce4" office:value-type="float" office:value="0.198005698005698" calcext:value-type="float">
            <text:p>0.19801</text:p>
          </table:table-cell>
          <table:table-cell office:value-type="float" office:value="0.209472934472934" calcext:value-type="float">
            <text:p>0.20947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9583004576384" calcext:value-type="float">
            <text:p>0.00958</text:p>
          </table:table-cell>
          <table:table-cell office:value-type="float" office:value="0.0147623687990123" calcext:value-type="float">
            <text:p>0.01476</text:p>
          </table:table-cell>
          <table:table-cell office:value-type="float" office:value="0.205720322886989" calcext:value-type="float">
            <text:p>0.20572</text:p>
          </table:table-cell>
          <table:table-cell table:style-name="ce4" office:value-type="float" office:value="0.198316714150047" calcext:value-type="float">
            <text:p>0.19832</text:p>
          </table:table-cell>
          <table:table-cell office:value-type="float" office:value="0.211074548907882" calcext:value-type="float">
            <text:p>0.21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16200822078685" calcext:value-type="float">
            <text:p>0.21620</text:p>
          </table:table-cell>
          <table:table-cell table:style-name="ce4" office:value-type="float" office:value="0.210076335877863" calcext:value-type="float">
            <text:p>0.21008</text:p>
          </table:table-cell>
          <table:table-cell office:value-type="float" office:value="0.238332354668232" calcext:value-type="float">
            <text:p>0.23833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356959776515929" calcext:value-type="float">
            <text:p>0.00357</text:p>
          </table:table-cell>
          <table:table-cell office:value-type="float" office:value="0.00582429005621983" calcext:value-type="float">
            <text:p>0.00582</text:p>
          </table:table-cell>
          <table:table-cell office:value-type="float" office:value="0.21645834801331" calcext:value-type="float">
            <text:p>0.21646</text:p>
          </table:table-cell>
          <table:table-cell table:style-name="ce4" office:value-type="float" office:value="0.211085574476414" calcext:value-type="float">
            <text:p>0.21109</text:p>
          </table:table-cell>
          <table:table-cell office:value-type="float" office:value="0.237667841064788" calcext:value-type="float">
            <text:p>0.237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_c0_250_50</text:p>
          </table:table-cell>
          <table:table-cell table:style-name="ce4" office:value-type="float" office:value="0.228" calcext:value-type="float">
            <text:p>0.22800</text:p>
          </table:table-cell>
          <table:table-cell office:value-type="float" office:value="0.24" calcext:value-type="float">
            <text:p>0.24000</text:p>
          </table:table-cell>
          <table:table-cell office:value-type="float" office:value="0.228" calcext:value-type="float">
            <text:p>0.228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52318389768804" calcext:value-type="float">
            <text:p>0.01523</text:p>
          </table:table-cell>
          <table:table-cell office:value-type="float" office:value="0.018362731876333" calcext:value-type="float">
            <text:p>0.01836</text:p>
          </table:table-cell>
          <table:table-cell table:style-name="ce4" office:value-type="float" office:value="0.225733333333333" calcext:value-type="float">
            <text:p>0.22573</text:p>
          </table:table-cell>
          <table:table-cell office:value-type="float" office:value="0.239066666666667" calcext:value-type="float">
            <text:p>0.23907</text:p>
          </table:table-cell>
          <table:table-cell office:value-type="float" office:value="0.228306666666667" calcext:value-type="float">
            <text:p>0.228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table:style-name="ce4" office:value-type="float" office:value="0.236380724538619" calcext:value-type="float">
            <text:p>0.23638</text:p>
          </table:table-cell>
          <table:table-cell office:value-type="float" office:value="0.243506493506493" calcext:value-type="float">
            <text:p>0.24351</text:p>
          </table:table-cell>
          <table:table-cell office:value-type="float" office:value="0.253887559808612" calcext:value-type="float">
            <text:p>0.25389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308165339072806" calcext:value-type="float">
            <text:p>0.00308</text:p>
          </table:table-cell>
          <table:table-cell office:value-type="float" office:value="0.0110012250678145" calcext:value-type="float">
            <text:p>0.01100</text:p>
          </table:table-cell>
          <table:table-cell table:style-name="ce4" office:value-type="float" office:value="0.239314023695603" calcext:value-type="float">
            <text:p>0.23931</text:p>
          </table:table-cell>
          <table:table-cell office:value-type="float" office:value="0.2439829687856" calcext:value-type="float">
            <text:p>0.24398</text:p>
          </table:table-cell>
          <table:table-cell office:value-type="float" office:value="0.257150831624516" calcext:value-type="float">
            <text:p>0.257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3716669689824" calcext:value-type="float">
            <text:p>0.23717</text:p>
          </table:table-cell>
          <table:table-cell table:style-name="ce4" office:value-type="float" office:value="0.231781697805188" calcext:value-type="float">
            <text:p>0.23178</text:p>
          </table:table-cell>
          <table:table-cell office:value-type="float" office:value="0.229788681298748" calcext:value-type="float">
            <text:p>0.22979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598452879229277" calcext:value-type="float">
            <text:p>0.00598</text:p>
          </table:table-cell>
          <table:table-cell office:value-type="float" office:value="0.0113369206644208" calcext:value-type="float">
            <text:p>0.01134</text:p>
          </table:table-cell>
          <table:table-cell office:value-type="float" office:value="0.237341934216095" calcext:value-type="float">
            <text:p>0.23734</text:p>
          </table:table-cell>
          <table:table-cell table:style-name="ce4" office:value-type="float" office:value="0.232664308603906" calcext:value-type="float">
            <text:p>0.23266</text:p>
          </table:table-cell>
          <table:table-cell table:style-name="ce4" office:value-type="float" office:value="0.233183324263861" calcext:value-type="float">
            <text:p>0.233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table:number-columns-repeated="2" office:value-type="float" office:value="0.240909090909091" calcext:value-type="float">
            <text:p>0.24091</text:p>
          </table:table-cell>
          <table:table-cell office:value-type="float" office:value="0.251264524948735" calcext:value-type="float">
            <text:p>0.25126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390256813514862" calcext:value-type="float">
            <text:p>0.00390</text:p>
          </table:table-cell>
          <table:table-cell office:value-type="float" office:value="0.00616785981411928" calcext:value-type="float">
            <text:p>0.00617</text:p>
          </table:table-cell>
          <table:table-cell office:value-type="float" office:value="0.242108965595808" calcext:value-type="float">
            <text:p>0.24211</text:p>
          </table:table-cell>
          <table:table-cell table:style-name="ce4" office:value-type="float" office:value="0.241034290271132" calcext:value-type="float">
            <text:p>0.24103</text:p>
          </table:table-cell>
          <table:table-cell office:value-type="float" office:value="0.251901344269765" calcext:value-type="float">
            <text:p>0.251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dit-g</text:p>
          </table:table-cell>
          <table:table-cell table:style-name="ce4" office:value-type="float" office:value="0.246" calcext:value-type="float">
            <text:p>0.24600</text:p>
          </table:table-cell>
          <table:table-cell office:value-type="float" office:value="0.249" calcext:value-type="float">
            <text:p>0.24900</text:p>
          </table:table-cell>
          <table:table-cell office:value-type="float" office:value="0.265" calcext:value-type="float">
            <text:p>0.265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782593450241692" calcext:value-type="float">
            <text:p>0.00783</text:p>
          </table:table-cell>
          <table:table-cell office:value-type="float" office:value="0.00927387034230985" calcext:value-type="float">
            <text:p>0.00927</text:p>
          </table:table-cell>
          <table:table-cell table:style-name="ce4" office:value-type="float" office:value="0.247876666666667" calcext:value-type="float">
            <text:p>0.24788</text:p>
          </table:table-cell>
          <table:table-cell office:value-type="float" office:value="0.25067" calcext:value-type="float">
            <text:p>0.25067</text:p>
          </table:table-cell>
          <table:table-cell office:value-type="float" office:value="0.267636666666667" calcext:value-type="float">
            <text:p>0.267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62006013745704" calcext:value-type="float">
            <text:p>0.26201</text:p>
          </table:table-cell>
          <table:table-cell table:style-name="ce4" office:value-type="float" office:value="0.250558419243986" calcext:value-type="float">
            <text:p>0.25056</text:p>
          </table:table-cell>
          <table:table-cell office:value-type="float" office:value="0.310899914089347" calcext:value-type="float">
            <text:p>0.31090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646053116699375" calcext:value-type="float">
            <text:p>0.00646</text:p>
          </table:table-cell>
          <table:table-cell office:value-type="float" office:value="0.0387892972904223" calcext:value-type="float">
            <text:p>0.03879</text:p>
          </table:table-cell>
          <table:table-cell office:value-type="float" office:value="0.261640141752577" calcext:value-type="float">
            <text:p>0.26164</text:p>
          </table:table-cell>
          <table:table-cell table:style-name="ce4" office:value-type="float" office:value="0.251444050687285" calcext:value-type="float">
            <text:p>0.25144</text:p>
          </table:table-cell>
          <table:table-cell office:value-type="float" office:value="0.32056622279496" calcext:value-type="float">
            <text:p>0.320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pa</text:p>
          </table:table-cell>
          <table:table-cell table:style-name="ce4" office:value-type="float" office:value="0.266764705882353" calcext:value-type="float">
            <text:p>0.26676</text:p>
          </table:table-cell>
          <table:table-cell office:value-type="float" office:value="0.307226890756302" calcext:value-type="float">
            <text:p>0.30723</text:p>
          </table:table-cell>
          <table:table-cell office:value-type="float" office:value="0.286890756302521" calcext:value-type="float">
            <text:p>0.28689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20990685244587" calcext:value-type="float">
            <text:p>0.02210</text:p>
          </table:table-cell>
          <table:table-cell office:value-type="float" office:value="0.0187677429823969" calcext:value-type="float">
            <text:p>0.01877</text:p>
          </table:table-cell>
          <table:table-cell table:style-name="ce4" office:value-type="float" office:value="0.271157142857143" calcext:value-type="float">
            <text:p>0.27116</text:p>
          </table:table-cell>
          <table:table-cell office:value-type="float" office:value="0.31256974789916" calcext:value-type="float">
            <text:p>0.31257</text:p>
          </table:table-cell>
          <table:table-cell office:value-type="float" office:value="0.291809803921569" calcext:value-type="float">
            <text:p>0.29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-disorders</text:p>
          </table:table-cell>
          <table:table-cell table:style-name="ce4" office:value-type="float" office:value="0.28047619047619" calcext:value-type="float">
            <text:p>0.28048</text:p>
          </table:table-cell>
          <table:table-cell office:value-type="float" office:value="0.295" calcext:value-type="float">
            <text:p>0.29500</text:p>
          </table:table-cell>
          <table:table-cell office:value-type="float" office:value="0.321904761904762" calcext:value-type="float">
            <text:p>0.32190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45278361809838" calcext:value-type="float">
            <text:p>0.01453</text:p>
          </table:table-cell>
          <table:table-cell office:value-type="float" office:value="0.0124205868963032" calcext:value-type="float">
            <text:p>0.01242</text:p>
          </table:table-cell>
          <table:table-cell table:style-name="ce4" office:value-type="float" office:value="0.279169841269841" calcext:value-type="float">
            <text:p>0.27917</text:p>
          </table:table-cell>
          <table:table-cell office:value-type="float" office:value="0.292238095238095" calcext:value-type="float">
            <text:p>0.29224</text:p>
          </table:table-cell>
          <table:table-cell office:value-type="float" office:value="0.317947619047619" calcext:value-type="float">
            <text:p>0.31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88144806847097" calcext:value-type="float">
            <text:p>0.28814</text:p>
          </table:table-cell>
          <table:table-cell table:style-name="ce4" office:value-type="float" office:value="0.286586282674069" calcext:value-type="float">
            <text:p>0.28659</text:p>
          </table:table-cell>
          <table:table-cell office:value-type="float" office:value="0.327521397177886" calcext:value-type="float">
            <text:p>0.3275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577411023383485" calcext:value-type="float">
            <text:p>0.00577</text:p>
          </table:table-cell>
          <table:table-cell office:value-type="float" office:value="0.0118484050319659" calcext:value-type="float">
            <text:p>0.01185</text:p>
          </table:table-cell>
          <table:table-cell office:value-type="float" office:value="0.291634879327627" calcext:value-type="float">
            <text:p>0.29163</text:p>
          </table:table-cell>
          <table:table-cell table:style-name="ce4" office:value-type="float" office:value="0.286588962140489" calcext:value-type="float">
            <text:p>0.28659</text:p>
          </table:table-cell>
          <table:table-cell office:value-type="float" office:value="0.330390643071941" calcext:value-type="float">
            <text:p>0.33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296438482886216" calcext:value-type="float">
            <text:p>0.29644</text:p>
          </table:table-cell>
          <table:table-cell office:value-type="float" office:value="0.352844588344126" calcext:value-type="float">
            <text:p>0.35284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862090888997853" calcext:value-type="float">
            <text:p>0.00862</text:p>
          </table:table-cell>
          <table:table-cell office:value-type="float" office:value="0.0136949446022495" calcext:value-type="float">
            <text:p>0.01369</text:p>
          </table:table-cell>
          <table:table-cell office:value-type="float" office:value="0.301336262719704" calcext:value-type="float">
            <text:p>0.30134</text:p>
          </table:table-cell>
          <table:table-cell table:style-name="ce4" office:value-type="float" office:value="0.29413768115942" calcext:value-type="float">
            <text:p>0.29414</text:p>
          </table:table-cell>
          <table:table-cell office:value-type="float" office:value="0.348301110083256" calcext:value-type="float">
            <text:p>0.348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4053236539625" calcext:value-type="float">
            <text:p>0.30405</text:p>
          </table:table-cell>
          <table:table-cell table:style-name="ce4" office:value-type="float" office:value="0.279824561403509" calcext:value-type="float">
            <text:p>0.27982</text:p>
          </table:table-cell>
          <table:table-cell office:value-type="float" office:value="0.322988505747126" calcext:value-type="float">
            <text:p>0.32299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465461250742693" calcext:value-type="float">
            <text:p>0.00465</text:p>
          </table:table-cell>
          <table:table-cell office:value-type="float" office:value="0.0130915938965187" calcext:value-type="float">
            <text:p>0.01309</text:p>
          </table:table-cell>
          <table:table-cell office:value-type="float" office:value="0.304087820125025" calcext:value-type="float">
            <text:p>0.30409</text:p>
          </table:table-cell>
          <table:table-cell table:style-name="ce4" office:value-type="float" office:value="0.281513309134906" calcext:value-type="float">
            <text:p>0.28151</text:p>
          </table:table-cell>
          <table:table-cell office:value-type="float" office:value="0.322733817301875" calcext:value-type="float">
            <text:p>0.322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2162162162162" calcext:value-type="float">
            <text:p>0.31216</text:p>
          </table:table-cell>
          <table:table-cell table:style-name="ce4" office:value-type="float" office:value="0.293543543543543" calcext:value-type="float">
            <text:p>0.29354</text:p>
          </table:table-cell>
          <table:table-cell office:value-type="float" office:value="0.333783783783784" calcext:value-type="float">
            <text:p>0.33378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72751488262831" calcext:value-type="float">
            <text:p>0.01728</text:p>
          </table:table-cell>
          <table:table-cell office:value-type="float" office:value="0.0187259926065156" calcext:value-type="float">
            <text:p>0.01873</text:p>
          </table:table-cell>
          <table:table-cell office:value-type="float" office:value="0.310372622622623" calcext:value-type="float">
            <text:p>0.31037</text:p>
          </table:table-cell>
          <table:table-cell table:style-name="ce4" office:value-type="float" office:value="0.299167417417417" calcext:value-type="float">
            <text:p>0.29917</text:p>
          </table:table-cell>
          <table:table-cell office:value-type="float" office:value="0.334619119119119" calcext:value-type="float">
            <text:p>0.334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16666666666667" calcext:value-type="float">
            <text:p>0.31667</text:p>
          </table:table-cell>
          <table:table-cell table:style-name="ce4" office:value-type="float" office:value="0.314912280701754" calcext:value-type="float">
            <text:p>0.31491</text:p>
          </table:table-cell>
          <table:table-cell office:value-type="float" office:value="0.341228070175439" calcext:value-type="float">
            <text:p>0.3412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38802060663832" calcext:value-type="float">
            <text:p>0.01388</text:p>
          </table:table-cell>
          <table:table-cell office:value-type="float" office:value="0.0299510177599735" calcext:value-type="float">
            <text:p>0.02995</text:p>
          </table:table-cell>
          <table:table-cell office:value-type="float" office:value="0.321" calcext:value-type="float">
            <text:p>0.32100</text:p>
          </table:table-cell>
          <table:table-cell table:style-name="ce4" office:value-type="float" office:value="0.320163742690058" calcext:value-type="float">
            <text:p>0.32016</text:p>
          </table:table-cell>
          <table:table-cell office:value-type="float" office:value="0.35059649122807" calcext:value-type="float">
            <text:p>0.350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fb</text:p>
          </table:table-cell>
          <table:table-cell table:style-name="ce4" office:value-type="float" office:value="0.325965759438104" calcext:value-type="float">
            <text:p>0.32597</text:p>
          </table:table-cell>
          <table:table-cell office:value-type="float" office:value="0.33184811237928" calcext:value-type="float">
            <text:p>0.33185</text:p>
          </table:table-cell>
          <table:table-cell office:value-type="float" office:value="0.363147497805092" calcext:value-type="float">
            <text:p>0.36315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44893922735852" calcext:value-type="float">
            <text:p>0.00345</text:p>
          </table:table-cell>
          <table:table-cell office:value-type="float" office:value="0.0176813636982206" calcext:value-type="float">
            <text:p>0.01768</text:p>
          </table:table-cell>
          <table:table-cell table:style-name="ce4" office:value-type="float" office:value="0.325860111208663" calcext:value-type="float">
            <text:p>0.32586</text:p>
          </table:table-cell>
          <table:table-cell office:value-type="float" office:value="0.331813067017852" calcext:value-type="float">
            <text:p>0.33181</text:p>
          </table:table-cell>
          <table:table-cell office:value-type="float" office:value="0.363996195493123" calcext:value-type="float">
            <text:p>0.36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ic_retinopathy</text:p>
          </table:table-cell>
          <table:table-cell table:style-name="ce4" office:value-type="float" office:value="0.326731634182909" calcext:value-type="float">
            <text:p>0.32673</text:p>
          </table:table-cell>
          <table:table-cell office:value-type="float" office:value="0.330610944527736" calcext:value-type="float">
            <text:p>0.33061</text:p>
          </table:table-cell>
          <table:table-cell office:value-type="float" office:value="0.357931034482759" calcext:value-type="float">
            <text:p>0.35793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30371311959209" calcext:value-type="float">
            <text:p>0.01304</text:p>
          </table:table-cell>
          <table:table-cell office:value-type="float" office:value="0.0271017639395087" calcext:value-type="float">
            <text:p>0.02710</text:p>
          </table:table-cell>
          <table:table-cell table:style-name="ce4" office:value-type="float" office:value="0.330662018990505" calcext:value-type="float">
            <text:p>0.33066</text:p>
          </table:table-cell>
          <table:table-cell office:value-type="float" office:value="0.335618940529735" calcext:value-type="float">
            <text:p>0.33562</text:p>
          </table:table-cell>
          <table:table-cell office:value-type="float" office:value="0.371010494752624" calcext:value-type="float">
            <text:p>0.3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MH</text:p>
          </table:table-cell>
          <table:table-cell table:style-name="ce4" office:value-type="float" office:value="0.33" calcext:value-type="float">
            <text:p>0.33000</text:p>
          </table:table-cell>
          <table:table-cell office:value-type="float" office:value="0.360909090909091" calcext:value-type="float">
            <text:p>0.36091</text:p>
          </table:table-cell>
          <table:table-cell office:value-type="float" office:value="0.398181818181818" calcext:value-type="float">
            <text:p>0.39818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17415945164908" calcext:value-type="float">
            <text:p>0.01742</text:p>
          </table:table-cell>
          <table:table-cell office:value-type="float" office:value="0.0626245478394444" calcext:value-type="float">
            <text:p>0.06262</text:p>
          </table:table-cell>
          <table:table-cell table:style-name="ce4" office:value-type="float" office:value="0.338309090909091" calcext:value-type="float">
            <text:p>0.33831</text:p>
          </table:table-cell>
          <table:table-cell office:value-type="float" office:value="0.362357575757576" calcext:value-type="float">
            <text:p>0.36236</text:p>
          </table:table-cell>
          <table:table-cell office:value-type="float" office:value="0.400145454545455" calcext:value-type="float">
            <text:p>0.40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_CYTvsNUC</text:p>
          </table:table-cell>
          <table:table-cell table:style-name="ce4" office:value-type="float" office:value="0.341947565543071" calcext:value-type="float">
            <text:p>0.34195</text:p>
          </table:table-cell>
          <table:table-cell office:value-type="float" office:value="0.348651685393258" calcext:value-type="float">
            <text:p>0.34865</text:p>
          </table:table-cell>
          <table:table-cell office:value-type="float" office:value="0.37230961298377" calcext:value-type="float">
            <text:p>0.37231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530369661166361" calcext:value-type="float">
            <text:p>0.00530</text:p>
          </table:table-cell>
          <table:table-cell office:value-type="float" office:value="0.00970340056178596" calcext:value-type="float">
            <text:p>0.00970</text:p>
          </table:table-cell>
          <table:table-cell table:style-name="ce4" office:value-type="float" office:value="0.343420391177695" calcext:value-type="float">
            <text:p>0.34342</text:p>
          </table:table-cell>
          <table:table-cell office:value-type="float" office:value="0.349714107365793" calcext:value-type="float">
            <text:p>0.34971</text:p>
          </table:table-cell>
          <table:table-cell office:value-type="float" office:value="0.37238834789846" calcext:value-type="float">
            <text:p>0.372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LS</text:p>
          </table:table-cell>
          <table:table-cell table:style-name="ce4" office:value-type="float" office:value="0.358991596638655" calcext:value-type="float">
            <text:p>0.35899</text:p>
          </table:table-cell>
          <table:table-cell office:value-type="float" office:value="0.366071428571429" calcext:value-type="float">
            <text:p>0.36607</text:p>
          </table:table-cell>
          <table:table-cell office:value-type="float" office:value="0.450441176470588" calcext:value-type="float">
            <text:p>0.4504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294679943794982" calcext:value-type="float">
            <text:p>0.00295</text:p>
          </table:table-cell>
          <table:table-cell office:value-type="float" office:value="0.0165207456275629" calcext:value-type="float">
            <text:p>0.01652</text:p>
          </table:table-cell>
          <table:table-cell table:style-name="ce4" office:value-type="float" office:value="0.359478711484594" calcext:value-type="float">
            <text:p>0.35948</text:p>
          </table:table-cell>
          <table:table-cell office:value-type="float" office:value="0.366483800186741" calcext:value-type="float">
            <text:p>0.36648</text:p>
          </table:table-cell>
          <table:table-cell office:value-type="float" office:value="0.452652941176471" calcext:value-type="float">
            <text:p>0.452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65555555555555" calcext:value-type="float">
            <text:p>0.36556</text:p>
          </table:table-cell>
          <table:table-cell table:style-name="ce4" office:value-type="float" office:value="0.344444444444444" calcext:value-type="float">
            <text:p>0.34444</text:p>
          </table:table-cell>
          <table:table-cell office:value-type="float" office:value="0.444444444444444" calcext:value-type="float">
            <text:p>0.44444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241208982551265" calcext:value-type="float">
            <text:p>0.02412</text:p>
          </table:table-cell>
          <table:table-cell office:value-type="float" office:value="0.0164308311384345" calcext:value-type="float">
            <text:p>0.01643</text:p>
          </table:table-cell>
          <table:table-cell office:value-type="float" office:value="0.370414814814815" calcext:value-type="float">
            <text:p>0.37041</text:p>
          </table:table-cell>
          <table:table-cell table:style-name="ce4" office:value-type="float" office:value="0.340974074074074" calcext:value-type="float">
            <text:p>0.34097</text:p>
          </table:table-cell>
          <table:table-cell office:value-type="float" office:value="0.441566666666667" calcext:value-type="float">
            <text:p>0.44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76363636363636" calcext:value-type="float">
            <text:p>0.37636</text:p>
          </table:table-cell>
          <table:table-cell table:style-name="ce4" office:value-type="float" office:value="0.316363636363636" calcext:value-type="float">
            <text:p>0.31636</text:p>
          </table:table-cell>
          <table:table-cell office:value-type="float" office:value="0.425454545454546" calcext:value-type="float">
            <text:p>0.42545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53987124805" calcext:value-type="float">
            <text:p>0.01540</text:p>
          </table:table-cell>
          <table:table-cell office:value-type="float" office:value="0.0304847028598196" calcext:value-type="float">
            <text:p>0.03048</text:p>
          </table:table-cell>
          <table:table-cell office:value-type="float" office:value="0.383936363636364" calcext:value-type="float">
            <text:p>0.38394</text:p>
          </table:table-cell>
          <table:table-cell table:style-name="ce4" office:value-type="float" office:value="0.317918181818182" calcext:value-type="float">
            <text:p>0.31792</text:p>
          </table:table-cell>
          <table:table-cell office:value-type="float" office:value="0.435293939393939" calcext:value-type="float">
            <text:p>0.43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ce4" office:value-type="float" office:value="0.473641782956239" calcext:value-type="float">
            <text:p>0.47364</text:p>
          </table:table-cell>
          <table:table-cell office:value-type="float" office:value="0.480195772930497" calcext:value-type="float">
            <text:p>0.48020</text:p>
          </table:table-cell>
          <table:table-cell office:value-type="float" office:value="0.495102289662647" calcext:value-type="float">
            <text:p>0.49510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601527434543451" calcext:value-type="float">
            <text:p>0.00602</text:p>
          </table:table-cell>
          <table:table-cell office:value-type="float" office:value="0.0036538234118083" calcext:value-type="float">
            <text:p>0.00365</text:p>
          </table:table-cell>
          <table:table-cell table:style-name="ce4" office:value-type="float" office:value="0.47503129657228" calcext:value-type="float">
            <text:p>0.47503</text:p>
          </table:table-cell>
          <table:table-cell office:value-type="float" office:value="0.481059296391636" calcext:value-type="float">
            <text:p>0.48106</text:p>
          </table:table-cell>
          <table:table-cell office:value-type="float" office:value="0.494261866052477" calcext:value-type="float">
            <text:p>0.49426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DN" table:style-name="ta1">
        <table:table-column table:style-name="co4" table:number-columns-repeated="1024" table:default-cell-style-name="ce5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9" office:value-type="float" office:value="0" calcext:value-type="float">
            <text:p>0.00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office:value-type="float" office:value="0" calcext:value-type="float">
            <text:p>0.0000000</text:p>
          </table:table-cell>
          <table:table-cell office:value-type="float" office:value="0.0584189255814286" calcext:value-type="float">
            <text:p>0.0584189</text:p>
          </table:table-cell>
          <table:table-cell office:value-type="float" office:value="0.0586013551171569" calcext:value-type="float">
            <text:p>0.0586014</text:p>
          </table:table-cell>
          <table:table-cell office:value-type="float" office:value="0.0584420042718308" calcext:value-type="float">
            <text:p>0.0584420</text:p>
          </table:table-cell>
          <table:table-cell table:style-name="ce6" office:value-type="float" office:value="0.0174982994096396" calcext:value-type="float">
            <text:p>0.0174983</text:p>
          </table:table-cell>
          <table:table-cell office:value-type="float" office:value="0.0175520662613446" calcext:value-type="float">
            <text:p>0.0175521</text:p>
          </table:table-cell>
          <table:table-cell office:value-type="float" office:value="0.0179449290686404" calcext:value-type="float">
            <text:p>0.0179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ce6" office:value-type="float" office:value="0.0014545646884586" calcext:value-type="float">
            <text:p>0.0014546</text:p>
          </table:table-cell>
          <table:table-cell office:value-type="float" office:value="0.0036443457103565" calcext:value-type="float">
            <text:p>0.0036443</text:p>
          </table:table-cell>
          <table:table-cell office:value-type="float" office:value="0.0021844916957579" calcext:value-type="float">
            <text:p>0.0021845</text:p>
          </table:table-cell>
          <table:table-cell office:value-type="float" office:value="0.0169294675960157" calcext:value-type="float">
            <text:p>0.0169295</text:p>
          </table:table-cell>
          <table:table-cell office:value-type="float" office:value="0.0167010720299893" calcext:value-type="float">
            <text:p>0.0167011</text:p>
          </table:table-cell>
          <table:table-cell office:value-type="float" office:value="0.0167258684308191" calcext:value-type="float">
            <text:p>0.0167259</text:p>
          </table:table-cell>
          <table:table-cell table:style-name="ce6" office:value-type="float" office:value="0.00651796607778829" calcext:value-type="float">
            <text:p>0.0065180</text:p>
          </table:table-cell>
          <table:table-cell office:value-type="float" office:value="0.00791512394654251" calcext:value-type="float">
            <text:p>0.0079151</text:p>
          </table:table-cell>
          <table:table-cell office:value-type="float" office:value="0.00621044465601742" calcext:value-type="float">
            <text:p>0.00621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office:value-type="float" office:value="0.004" calcext:value-type="float">
            <text:p>0.0040000</text:p>
          </table:table-cell>
          <table:table-cell table:number-columns-repeated="3" office:value-type="float" office:value="0" calcext:value-type="float">
            <text:p>0.0000000</text:p>
          </table:table-cell>
          <table:table-cell table:number-columns-repeated="3" office:value-type="float" office:value="0.004" calcext:value-type="float">
            <text:p>0.004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hicle2</text:p>
          </table:table-cell>
          <table:table-cell table:style-name="ce6" office:value-type="float" office:value="0.0248389355742296" calcext:value-type="float">
            <text:p>0.0248389</text:p>
          </table:table-cell>
          <table:table-cell office:value-type="float" office:value="0.0272128851540616" calcext:value-type="float">
            <text:p>0.0272129</text:p>
          </table:table-cell>
          <table:table-cell table:style-name="ce6" office:value-type="float" office:value="0.0248319327731092" calcext:value-type="float">
            <text:p>0.0248319</text:p>
          </table:table-cell>
          <table:table-cell office:value-type="float" office:value="0.0231598440498272" calcext:value-type="float">
            <text:p>0.0231598</text:p>
          </table:table-cell>
          <table:table-cell office:value-type="float" office:value="0.025829942489084" calcext:value-type="float">
            <text:p>0.0258299</text:p>
          </table:table-cell>
          <table:table-cell office:value-type="float" office:value="0.0262718269529059" calcext:value-type="float">
            <text:p>0.0262718</text:p>
          </table:table-cell>
          <table:table-cell table:style-name="ce6" office:value-type="float" office:value="0.0287048085901027" calcext:value-type="float">
            <text:p>0.0287048</text:p>
          </table:table-cell>
          <table:table-cell office:value-type="float" office:value="0.0322071895424836" calcext:value-type="float">
            <text:p>0.0322072</text:p>
          </table:table-cell>
          <table:table-cell office:value-type="float" office:value="0.0303443510737628" calcext:value-type="float">
            <text:p>0.03034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351817042606516" calcext:value-type="float">
            <text:p>0.0351817</text:p>
          </table:table-cell>
          <table:table-cell table:style-name="ce6" office:value-type="float" office:value="0.031610275689223" calcext:value-type="float">
            <text:p>0.0316103</text:p>
          </table:table-cell>
          <table:table-cell table:style-name="ce6" office:value-type="float" office:value="0.0342575187969924" calcext:value-type="float">
            <text:p>0.0342575</text:p>
          </table:table-cell>
          <table:table-cell office:value-type="float" office:value="0.00795407932360198" calcext:value-type="float">
            <text:p>0.0079541</text:p>
          </table:table-cell>
          <table:table-cell office:value-type="float" office:value="0.00883987444727158" calcext:value-type="float">
            <text:p>0.0088399</text:p>
          </table:table-cell>
          <table:table-cell office:value-type="float" office:value="0.00649755814862815" calcext:value-type="float">
            <text:p>0.0064976</text:p>
          </table:table-cell>
          <table:table-cell office:value-type="float" office:value="0.0373484753550543" calcext:value-type="float">
            <text:p>0.0373485</text:p>
          </table:table-cell>
          <table:table-cell table:style-name="ce6" office:value-type="float" office:value="0.0344557226399331" calcext:value-type="float">
            <text:p>0.0344557</text:p>
          </table:table-cell>
          <table:table-cell office:value-type="float" office:value="0.0349357769423558" calcext:value-type="float">
            <text:p>0.03493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st-w</text:p>
          </table:table-cell>
          <table:table-cell table:style-name="ce6" office:value-type="float" office:value="0.0414699792960662" calcext:value-type="float">
            <text:p>0.0414700</text:p>
          </table:table-cell>
          <table:table-cell office:value-type="float" office:value="0.042919254658385" calcext:value-type="float">
            <text:p>0.0429193</text:p>
          </table:table-cell>
          <table:table-cell table:style-name="ce6" office:value-type="float" office:value="0.0385921325051759" calcext:value-type="float">
            <text:p>0.0385921</text:p>
          </table:table-cell>
          <table:table-cell office:value-type="float" office:value="0.00494687157153609" calcext:value-type="float">
            <text:p>0.0049469</text:p>
          </table:table-cell>
          <table:table-cell office:value-type="float" office:value="0.00503153801613595" calcext:value-type="float">
            <text:p>0.0050315</text:p>
          </table:table-cell>
          <table:table-cell office:value-type="float" office:value="0.0046525388869409" calcext:value-type="float">
            <text:p>0.0046525</text:p>
          </table:table-cell>
          <table:table-cell table:style-name="ce6" office:value-type="float" office:value="0.0425209109730848" calcext:value-type="float">
            <text:p>0.0425209</text:p>
          </table:table-cell>
          <table:table-cell office:value-type="float" office:value="0.0444826086956521" calcext:value-type="float">
            <text:p>0.0444826</text:p>
          </table:table-cell>
          <table:table-cell table:style-name="ce6" office:value-type="float" office:value="0.0391979296066252" calcext:value-type="float">
            <text:p>0.0391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</text:p>
          </table:table-cell>
          <table:table-cell table:style-name="ce6" office:value-type="float" office:value="0.0518918918918918" calcext:value-type="float">
            <text:p>0.0518919</text:p>
          </table:table-cell>
          <table:table-cell office:value-type="float" office:value="0.098581081081081" calcext:value-type="float">
            <text:p>0.0985811</text:p>
          </table:table-cell>
          <table:table-cell office:value-type="float" office:value="0.0686486486486486" calcext:value-type="float">
            <text:p>0.0686486</text:p>
          </table:table-cell>
          <table:table-cell office:value-type="float" office:value="0.0546702788222542" calcext:value-type="float">
            <text:p>0.0546703</text:p>
          </table:table-cell>
          <table:table-cell office:value-type="float" office:value="0.0696806001671903" calcext:value-type="float">
            <text:p>0.0696806</text:p>
          </table:table-cell>
          <table:table-cell office:value-type="float" office:value="0.109892571925155" calcext:value-type="float">
            <text:p>0.1098926</text:p>
          </table:table-cell>
          <table:table-cell table:style-name="ce6" office:value-type="float" office:value="0.0714914414414414" calcext:value-type="float">
            <text:p>0.0714914</text:p>
          </table:table-cell>
          <table:table-cell office:value-type="float" office:value="0.1231" calcext:value-type="float">
            <text:p>0.1231000</text:p>
          </table:table-cell>
          <table:table-cell office:value-type="float" office:value="0.108218468468468" calcext:value-type="float">
            <text:p>0.1082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624386662877711" calcext:value-type="float">
            <text:p>0.0624387</text:p>
          </table:table-cell>
          <table:table-cell table:style-name="ce6" office:value-type="float" office:value="0.0614556692242113" calcext:value-type="float">
            <text:p>0.0614557</text:p>
          </table:table-cell>
          <table:table-cell office:value-type="float" office:value="0.0636345552713839" calcext:value-type="float">
            <text:p>0.0636346</text:p>
          </table:table-cell>
          <table:table-cell office:value-type="float" office:value="0.0167018449979136" calcext:value-type="float">
            <text:p>0.0167018</text:p>
          </table:table-cell>
          <table:table-cell office:value-type="float" office:value="0.0157837784623182" calcext:value-type="float">
            <text:p>0.0157838</text:p>
          </table:table-cell>
          <table:table-cell office:value-type="float" office:value="0.0171244559919603" calcext:value-type="float">
            <text:p>0.0171245</text:p>
          </table:table-cell>
          <table:table-cell office:value-type="float" office:value="0.0677714044393925" calcext:value-type="float">
            <text:p>0.0677714</text:p>
          </table:table-cell>
          <table:table-cell table:style-name="ce6" office:value-type="float" office:value="0.0661122446402071" calcext:value-type="float">
            <text:p>0.0661122</text:p>
          </table:table-cell>
          <table:table-cell office:value-type="float" office:value="0.0693294212370938" calcext:value-type="float">
            <text:p>0.0693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6" office:value-type="float" office:value="0.0741269841269841" calcext:value-type="float">
            <text:p>0.0741270</text:p>
          </table:table-cell>
          <table:table-cell office:value-type="float" office:value="0.077063492063492" calcext:value-type="float">
            <text:p>0.0770635</text:p>
          </table:table-cell>
          <table:table-cell table:style-name="ce6" office:value-type="float" office:value="0.0741269841269841" calcext:value-type="float">
            <text:p>0.0741270</text:p>
          </table:table-cell>
          <table:table-cell office:value-type="float" office:value="0.012935815764891" calcext:value-type="float">
            <text:p>0.0129358</text:p>
          </table:table-cell>
          <table:table-cell office:value-type="float" office:value="0.0167304143584424" calcext:value-type="float">
            <text:p>0.0167304</text:p>
          </table:table-cell>
          <table:table-cell office:value-type="float" office:value="0.0120269619591494" calcext:value-type="float">
            <text:p>0.0120270</text:p>
          </table:table-cell>
          <table:table-cell table:style-name="ce6" office:value-type="float" office:value="0.0754510582010581" calcext:value-type="float">
            <text:p>0.0754511</text:p>
          </table:table-cell>
          <table:table-cell office:value-type="float" office:value="0.08245291005291" calcext:value-type="float">
            <text:p>0.0824529</text:p>
          </table:table-cell>
          <table:table-cell office:value-type="float" office:value="0.0754679894179894" calcext:value-type="float">
            <text:p>0.07546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0798215155945419" calcext:value-type="float">
            <text:p>0.0798215</text:p>
          </table:table-cell>
          <table:table-cell table:style-name="ce6" office:value-type="float" office:value="0.0786511634990253" calcext:value-type="float">
            <text:p>0.0786512</text:p>
          </table:table-cell>
          <table:table-cell office:value-type="float" office:value="0.0839198419225146" calcext:value-type="float">
            <text:p>0.0839198</text:p>
          </table:table-cell>
          <table:table-cell office:value-type="float" office:value="0.00265989801315623" calcext:value-type="float">
            <text:p>0.0026599</text:p>
          </table:table-cell>
          <table:table-cell office:value-type="float" office:value="0.00379585144257538" calcext:value-type="float">
            <text:p>0.0037959</text:p>
          </table:table-cell>
          <table:table-cell office:value-type="float" office:value="0.00165365242413537" calcext:value-type="float">
            <text:p>0.0016537</text:p>
          </table:table-cell>
          <table:table-cell office:value-type="float" office:value="0.0807822310043047" calcext:value-type="float">
            <text:p>0.0807822</text:p>
          </table:table-cell>
          <table:table-cell table:style-name="ce6" office:value-type="float" office:value="0.080016520975471" calcext:value-type="float">
            <text:p>0.0800165</text:p>
          </table:table-cell>
          <table:table-cell office:value-type="float" office:value="0.0837905727136127" calcext:value-type="float">
            <text:p>0.0837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06578947368421" calcext:value-type="float">
            <text:p>0.1065789</text:p>
          </table:table-cell>
          <table:table-cell table:number-columns-repeated="2" table:style-name="ce6" office:value-type="float" office:value="0.091578947368421" calcext:value-type="float">
            <text:p>0.0915789</text:p>
          </table:table-cell>
          <table:table-cell office:value-type="float" office:value="0.0122695545841224" calcext:value-type="float">
            <text:p>0.0122696</text:p>
          </table:table-cell>
          <table:table-cell office:value-type="float" office:value="0.0182302822455606" calcext:value-type="float">
            <text:p>0.0182303</text:p>
          </table:table-cell>
          <table:table-cell office:value-type="float" office:value="0.013426827752875" calcext:value-type="float">
            <text:p>0.0134268</text:p>
          </table:table-cell>
          <table:table-cell office:value-type="float" office:value="0.108598245614035" calcext:value-type="float">
            <text:p>0.1085982</text:p>
          </table:table-cell>
          <table:table-cell table:style-name="ce6" office:value-type="float" office:value="0.0972543859649122" calcext:value-type="float">
            <text:p>0.0972544</text:p>
          </table:table-cell>
          <table:table-cell table:style-name="ce6" office:value-type="float" office:value="0.0970728070175438" calcext:value-type="float">
            <text:p>0.09707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sk1</text:p>
          </table:table-cell>
          <table:table-cell table:style-name="ce6" office:value-type="float" office:value="0.119835992907801" calcext:value-type="float">
            <text:p>0.1198360</text:p>
          </table:table-cell>
          <table:table-cell office:value-type="float" office:value="0.15447695035461" calcext:value-type="float">
            <text:p>0.1544770</text:p>
          </table:table-cell>
          <table:table-cell office:value-type="float" office:value="0.144902482269503" calcext:value-type="float">
            <text:p>0.1449025</text:p>
          </table:table-cell>
          <table:table-cell office:value-type="float" office:value="0.0466359050796984" calcext:value-type="float">
            <text:p>0.0466359</text:p>
          </table:table-cell>
          <table:table-cell office:value-type="float" office:value="0.0412560414823389" calcext:value-type="float">
            <text:p>0.0412560</text:p>
          </table:table-cell>
          <table:table-cell office:value-type="float" office:value="0.0485749840010455" calcext:value-type="float">
            <text:p>0.0485750</text:p>
          </table:table-cell>
          <table:table-cell table:style-name="ce6" office:value-type="float" office:value="0.138929225768321" calcext:value-type="float">
            <text:p>0.1389292</text:p>
          </table:table-cell>
          <table:table-cell office:value-type="float" office:value="0.166703605200946" calcext:value-type="float">
            <text:p>0.1667036</text:p>
          </table:table-cell>
          <table:table-cell office:value-type="float" office:value="0.148618055555556" calcext:value-type="float">
            <text:p>0.1486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717391304348" calcext:value-type="float">
            <text:p>0.1277174</text:p>
          </table:table-cell>
          <table:table-cell table:style-name="ce6" office:value-type="float" office:value="0.123731884057971" calcext:value-type="float">
            <text:p>0.1237319</text:p>
          </table:table-cell>
          <table:table-cell office:value-type="float" office:value="0.136231884057971" calcext:value-type="float">
            <text:p>0.1362319</text:p>
          </table:table-cell>
          <table:table-cell office:value-type="float" office:value="0.00686394135996304" calcext:value-type="float">
            <text:p>0.0068639</text:p>
          </table:table-cell>
          <table:table-cell office:value-type="float" office:value="0.00524424743241009" calcext:value-type="float">
            <text:p>0.0052442</text:p>
          </table:table-cell>
          <table:table-cell office:value-type="float" office:value="0.00640867026344108" calcext:value-type="float">
            <text:p>0.0064087</text:p>
          </table:table-cell>
          <table:table-cell office:value-type="float" office:value="0.12623731884058" calcext:value-type="float">
            <text:p>0.1262373</text:p>
          </table:table-cell>
          <table:table-cell table:style-name="ce6" office:value-type="float" office:value="0.125510869565217" calcext:value-type="float">
            <text:p>0.1255109</text:p>
          </table:table-cell>
          <table:table-cell office:value-type="float" office:value="0.136353864734299" calcext:value-type="float">
            <text:p>0.1363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table:style-name="ce6" office:value-type="float" office:value="0.148809523809524" calcext:value-type="float">
            <text:p>0.1488095</text:p>
          </table:table-cell>
          <table:table-cell office:value-type="float" office:value="0.149761904761905" calcext:value-type="float">
            <text:p>0.1497619</text:p>
          </table:table-cell>
          <table:table-cell table:style-name="ce6" office:value-type="float" office:value="0.144285714285714" calcext:value-type="float">
            <text:p>0.1442857</text:p>
          </table:table-cell>
          <table:table-cell office:value-type="float" office:value="0.0246585545369821" calcext:value-type="float">
            <text:p>0.0246586</text:p>
          </table:table-cell>
          <table:table-cell office:value-type="float" office:value="0.0311329499287617" calcext:value-type="float">
            <text:p>0.0311329</text:p>
          </table:table-cell>
          <table:table-cell office:value-type="float" office:value="0.0326457676410269" calcext:value-type="float">
            <text:p>0.0326458</text:p>
          </table:table-cell>
          <table:table-cell table:style-name="ce6" office:value-type="float" office:value="0.151715079365079" calcext:value-type="float">
            <text:p>0.1517151</text:p>
          </table:table-cell>
          <table:table-cell office:value-type="float" office:value="0.160665079365079" calcext:value-type="float">
            <text:p>0.1606651</text:p>
          </table:table-cell>
          <table:table-cell office:value-type="float" office:value="0.153129365079365" calcext:value-type="float">
            <text:p>0.1531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6" office:value-type="float" office:value="0.163855421686747" calcext:value-type="float">
            <text:p>0.1638554</text:p>
          </table:table-cell>
          <table:table-cell office:value-type="float" office:value="0.178313253012048" calcext:value-type="float">
            <text:p>0.1783133</text:p>
          </table:table-cell>
          <table:table-cell table:style-name="ce6" office:value-type="float" office:value="0.162650602409638" calcext:value-type="float">
            <text:p>0.1626506</text:p>
          </table:table-cell>
          <table:table-cell office:value-type="float" office:value="0.00238016385164672" calcext:value-type="float">
            <text:p>0.0023802</text:p>
          </table:table-cell>
          <table:table-cell office:value-type="float" office:value="0.00306053306192836" calcext:value-type="float">
            <text:p>0.0030605</text:p>
          </table:table-cell>
          <table:table-cell office:value-type="float" office:value="0.00638982745550066" calcext:value-type="float">
            <text:p>0.0063898</text:p>
          </table:table-cell>
          <table:table-cell table:style-name="ce6" office:value-type="float" office:value="0.163927710843373" calcext:value-type="float">
            <text:p>0.1639277</text:p>
          </table:table-cell>
          <table:table-cell office:value-type="float" office:value="0.177947791164659" calcext:value-type="float">
            <text:p>0.1779478</text:p>
          </table:table-cell>
          <table:table-cell office:value-type="float" office:value="0.164208835341365" calcext:value-type="float">
            <text:p>0.1642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tebral_column</text:p>
          </table:table-cell>
          <table:table-cell table:style-name="ce6" office:value-type="float" office:value="0.164516129032258" calcext:value-type="float">
            <text:p>0.1645161</text:p>
          </table:table-cell>
          <table:table-cell office:value-type="float" office:value="0.174193548387097" calcext:value-type="float">
            <text:p>0.1741935</text:p>
          </table:table-cell>
          <table:table-cell office:value-type="float" office:value="0.17741935483871" calcext:value-type="float">
            <text:p>0.1774194</text:p>
          </table:table-cell>
          <table:table-cell office:value-type="float" office:value="0.0139531944733749" calcext:value-type="float">
            <text:p>0.0139532</text:p>
          </table:table-cell>
          <table:table-cell office:value-type="float" office:value="0.0102352728826195" calcext:value-type="float">
            <text:p>0.0102353</text:p>
          </table:table-cell>
          <table:table-cell office:value-type="float" office:value="0.0132022873331692" calcext:value-type="float">
            <text:p>0.0132023</text:p>
          </table:table-cell>
          <table:table-cell table:style-name="ce6" office:value-type="float" office:value="0.166290322580645" calcext:value-type="float">
            <text:p>0.1662903</text:p>
          </table:table-cell>
          <table:table-cell office:value-type="float" office:value="0.17647311827957" calcext:value-type="float">
            <text:p>0.1764731</text:p>
          </table:table-cell>
          <table:table-cell office:value-type="float" office:value="0.177967741935484" calcext:value-type="float">
            <text:p>0.17796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0</text:p>
          </table:table-cell>
          <table:table-cell table:style-name="ce6" office:value-type="float" office:value="0.167748917748918" calcext:value-type="float">
            <text:p>0.1677489</text:p>
          </table:table-cell>
          <table:table-cell office:value-type="float" office:value="0.172943722943723" calcext:value-type="float">
            <text:p>0.1729437</text:p>
          </table:table-cell>
          <table:table-cell office:value-type="float" office:value="0.182034632034632" calcext:value-type="float">
            <text:p>0.1820346</text:p>
          </table:table-cell>
          <table:table-cell office:value-type="float" office:value="0.0206479828572626" calcext:value-type="float">
            <text:p>0.0206480</text:p>
          </table:table-cell>
          <table:table-cell office:value-type="float" office:value="0.0178843511581821" calcext:value-type="float">
            <text:p>0.0178844</text:p>
          </table:table-cell>
          <table:table-cell office:value-type="float" office:value="0.0201571423094074" calcext:value-type="float">
            <text:p>0.0201571</text:p>
          </table:table-cell>
          <table:table-cell table:style-name="ce6" office:value-type="float" office:value="0.171763347763348" calcext:value-type="float">
            <text:p>0.1717633</text:p>
          </table:table-cell>
          <table:table-cell office:value-type="float" office:value="0.180194805194805" calcext:value-type="float">
            <text:p>0.1801948</text:p>
          </table:table-cell>
          <table:table-cell office:value-type="float" office:value="0.188634199134199" calcext:value-type="float">
            <text:p>0.18863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hythmia_cfs</text:p>
          </table:table-cell>
          <table:table-cell table:style-name="ce6" office:value-type="float" office:value="0.167874396135266" calcext:value-type="float">
            <text:p>0.1678744</text:p>
          </table:table-cell>
          <table:table-cell office:value-type="float" office:value="0.197971014492754" calcext:value-type="float">
            <text:p>0.1979710</text:p>
          </table:table-cell>
          <table:table-cell office:value-type="float" office:value="0.185724637681159" calcext:value-type="float">
            <text:p>0.1857246</text:p>
          </table:table-cell>
          <table:table-cell office:value-type="float" office:value="0.0262034921776098" calcext:value-type="float">
            <text:p>0.0262035</text:p>
          </table:table-cell>
          <table:table-cell office:value-type="float" office:value="0.0360019392792438" calcext:value-type="float">
            <text:p>0.0360019</text:p>
          </table:table-cell>
          <table:table-cell office:value-type="float" office:value="0.0483613786289051" calcext:value-type="float">
            <text:p>0.0483614</text:p>
          </table:table-cell>
          <table:table-cell table:style-name="ce6" office:value-type="float" office:value="0.175926247987117" calcext:value-type="float">
            <text:p>0.1759262</text:p>
          </table:table-cell>
          <table:table-cell office:value-type="float" office:value="0.211059259259259" calcext:value-type="float">
            <text:p>0.2110593</text:p>
          </table:table-cell>
          <table:table-cell office:value-type="float" office:value="0.205484863123994" calcext:value-type="float">
            <text:p>0.2054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96062675429588" calcext:value-type="float">
            <text:p>0.1960627</text:p>
          </table:table-cell>
          <table:table-cell table:style-name="ce6" office:value-type="float" office:value="0.19096974053536" calcext:value-type="float">
            <text:p>0.1909697</text:p>
          </table:table-cell>
          <table:table-cell table:style-name="ce6" office:value-type="float" office:value="0.194951393167659" calcext:value-type="float">
            <text:p>0.1949514</text:p>
          </table:table-cell>
          <table:table-cell office:value-type="float" office:value="0.00985030223664138" calcext:value-type="float">
            <text:p>0.0098503</text:p>
          </table:table-cell>
          <table:table-cell office:value-type="float" office:value="0.0102683442447912" calcext:value-type="float">
            <text:p>0.0102683</text:p>
          </table:table-cell>
          <table:table-cell office:value-type="float" office:value="0.00973093027370207" calcext:value-type="float">
            <text:p>0.0097309</text:p>
          </table:table-cell>
          <table:table-cell office:value-type="float" office:value="0.197754781953858" calcext:value-type="float">
            <text:p>0.1977548</text:p>
          </table:table-cell>
          <table:table-cell table:style-name="ce6" office:value-type="float" office:value="0.195132201455923" calcext:value-type="float">
            <text:p>0.1951322</text:p>
          </table:table-cell>
          <table:table-cell table:style-name="ce6" office:value-type="float" office:value="0.197341051094224" calcext:value-type="float">
            <text:p>0.19734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1</text:p>
          </table:table-cell>
          <table:table-cell table:style-name="ce6" office:value-type="float" office:value="0.201082251082251" calcext:value-type="float">
            <text:p>0.2010823</text:p>
          </table:table-cell>
          <table:table-cell office:value-type="float" office:value="0.201298701298701" calcext:value-type="float">
            <text:p>0.2012987</text:p>
          </table:table-cell>
          <table:table-cell table:style-name="ce6" office:value-type="float" office:value="0.191991341991342" calcext:value-type="float">
            <text:p>0.1919913</text:p>
          </table:table-cell>
          <table:table-cell office:value-type="float" office:value="0.0168570679887266" calcext:value-type="float">
            <text:p>0.0168571</text:p>
          </table:table-cell>
          <table:table-cell office:value-type="float" office:value="0.0118321937503114" calcext:value-type="float">
            <text:p>0.0118322</text:p>
          </table:table-cell>
          <table:table-cell office:value-type="float" office:value="0.0284721308284401" calcext:value-type="float">
            <text:p>0.0284721</text:p>
          </table:table-cell>
          <table:table-cell office:value-type="float" office:value="0.204671717171717" calcext:value-type="float">
            <text:p>0.2046717</text:p>
          </table:table-cell>
          <table:table-cell table:style-name="ce6" office:value-type="float" office:value="0.204598845598846" calcext:value-type="float">
            <text:p>0.2045988</text:p>
          </table:table-cell>
          <table:table-cell table:style-name="ce6" office:value-type="float" office:value="0.202769841269841" calcext:value-type="float">
            <text:p>0.2027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fheart</text:p>
          </table:table-cell>
          <table:table-cell table:style-name="ce6" office:value-type="float" office:value="0.205413105413105" calcext:value-type="float">
            <text:p>0.2054131</text:p>
          </table:table-cell>
          <table:table-cell table:number-columns-repeated="2" office:value-type="float" office:value="0.205555555555555" calcext:value-type="float">
            <text:p>0.2055556</text:p>
          </table:table-cell>
          <table:table-cell office:value-type="float" office:value="0.00766867809051302" calcext:value-type="float">
            <text:p>0.0076687</text:p>
          </table:table-cell>
          <table:table-cell office:value-type="float" office:value="0.00755277370734594" calcext:value-type="float">
            <text:p>0.0075528</text:p>
          </table:table-cell>
          <table:table-cell office:value-type="float" office:value="0.0104292936396937" calcext:value-type="float">
            <text:p>0.0104293</text:p>
          </table:table-cell>
          <table:table-cell office:value-type="float" office:value="0.205720322886989" calcext:value-type="float">
            <text:p>0.2057203</text:p>
          </table:table-cell>
          <table:table-cell table:style-name="ce6" office:value-type="float" office:value="0.204037986704653" calcext:value-type="float">
            <text:p>0.2040380</text:p>
          </table:table-cell>
          <table:table-cell office:value-type="float" office:value="0.206906932573599" calcext:value-type="float">
            <text:p>0.20690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16200822078685" calcext:value-type="float">
            <text:p>0.2162008</text:p>
          </table:table-cell>
          <table:table-cell table:style-name="ce6" office:value-type="float" office:value="0.207795067527892" calcext:value-type="float">
            <text:p>0.2077951</text:p>
          </table:table-cell>
          <table:table-cell office:value-type="float" office:value="0.22460951262478" calcext:value-type="float">
            <text:p>0.2246095</text:p>
          </table:table-cell>
          <table:table-cell office:value-type="float" office:value="0.00254799818393381" calcext:value-type="float">
            <text:p>0.0025480</text:p>
          </table:table-cell>
          <table:table-cell office:value-type="float" office:value="0.00307282010078657" calcext:value-type="float">
            <text:p>0.0030728</text:p>
          </table:table-cell>
          <table:table-cell office:value-type="float" office:value="0.00288431644412521" calcext:value-type="float">
            <text:p>0.0028843</text:p>
          </table:table-cell>
          <table:table-cell office:value-type="float" office:value="0.21645834801331" calcext:value-type="float">
            <text:p>0.2164583</text:p>
          </table:table-cell>
          <table:table-cell table:style-name="ce6" office:value-type="float" office:value="0.208623820708553" calcext:value-type="float">
            <text:p>0.2086238</text:p>
          </table:table-cell>
          <table:table-cell office:value-type="float" office:value="0.224724447054218" calcext:value-type="float">
            <text:p>0.2247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28" calcext:value-type="float">
            <text:p>0.2280000</text:p>
          </table:table-cell>
          <table:table-cell table:style-name="ce6" office:value-type="float" office:value="0.212" calcext:value-type="float">
            <text:p>0.2120000</text:p>
          </table:table-cell>
          <table:table-cell table:style-name="ce6" office:value-type="float" office:value="0.22" calcext:value-type="float">
            <text:p>0.2200000</text:p>
          </table:table-cell>
          <table:table-cell office:value-type="float" office:value="0.0169447919867375" calcext:value-type="float">
            <text:p>0.0169448</text:p>
          </table:table-cell>
          <table:table-cell office:value-type="float" office:value="0.0216235719268639" calcext:value-type="float">
            <text:p>0.0216236</text:p>
          </table:table-cell>
          <table:table-cell office:value-type="float" office:value="0.0146744319161742" calcext:value-type="float">
            <text:p>0.0146744</text:p>
          </table:table-cell>
          <table:table-cell office:value-type="float" office:value="0.225733333333333" calcext:value-type="float">
            <text:p>0.2257333</text:p>
          </table:table-cell>
          <table:table-cell table:style-name="ce6" office:value-type="float" office:value="0.21592" calcext:value-type="float">
            <text:p>0.2159200</text:p>
          </table:table-cell>
          <table:table-cell table:style-name="ce6" office:value-type="float" office:value="0.217786666666667" calcext:value-type="float">
            <text:p>0.2177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236380724538619" calcext:value-type="float">
            <text:p>0.2363807</text:p>
          </table:table-cell>
          <table:table-cell table:style-name="ce6" office:value-type="float" office:value="0.234415584415584" calcext:value-type="float">
            <text:p>0.2344156</text:p>
          </table:table-cell>
          <table:table-cell office:value-type="float" office:value="0.260406698564593" calcext:value-type="float">
            <text:p>0.2604067</text:p>
          </table:table-cell>
          <table:table-cell office:value-type="float" office:value="0.00830800443420891" calcext:value-type="float">
            <text:p>0.0083080</text:p>
          </table:table-cell>
          <table:table-cell office:value-type="float" office:value="0.00369585068222676" calcext:value-type="float">
            <text:p>0.0036959</text:p>
          </table:table-cell>
          <table:table-cell office:value-type="float" office:value="0.00797528073726705" calcext:value-type="float">
            <text:p>0.0079753</text:p>
          </table:table-cell>
          <table:table-cell office:value-type="float" office:value="0.239314023695603" calcext:value-type="float">
            <text:p>0.2393140</text:p>
          </table:table-cell>
          <table:table-cell table:style-name="ce6" office:value-type="float" office:value="0.235286283891547" calcext:value-type="float">
            <text:p>0.2352863</text:p>
          </table:table-cell>
          <table:table-cell office:value-type="float" office:value="0.261767828662565" calcext:value-type="float">
            <text:p>0.2617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3716669689824" calcext:value-type="float">
            <text:p>0.2371667</text:p>
          </table:table-cell>
          <table:table-cell table:style-name="ce6" office:value-type="float" office:value="0.229058588790132" calcext:value-type="float">
            <text:p>0.2290586</text:p>
          </table:table-cell>
          <table:table-cell table:style-name="ce6" office:value-type="float" office:value="0.233146653364774" calcext:value-type="float">
            <text:p>0.2331467</text:p>
          </table:table-cell>
          <table:table-cell office:value-type="float" office:value="0.00678403346621227" calcext:value-type="float">
            <text:p>0.0067840</text:p>
          </table:table-cell>
          <table:table-cell office:value-type="float" office:value="0.00689369787809559" calcext:value-type="float">
            <text:p>0.0068937</text:p>
          </table:table-cell>
          <table:table-cell office:value-type="float" office:value="0.0126452062952352" calcext:value-type="float">
            <text:p>0.0126452</text:p>
          </table:table-cell>
          <table:table-cell office:value-type="float" office:value="0.237341934216095" calcext:value-type="float">
            <text:p>0.2373419</text:p>
          </table:table-cell>
          <table:table-cell table:style-name="ce6" office:value-type="float" office:value="0.231418752645263" calcext:value-type="float">
            <text:p>0.2314188</text:p>
          </table:table-cell>
          <table:table-cell table:style-name="ce6" office:value-type="float" office:value="0.236675191970494" calcext:value-type="float">
            <text:p>0.2366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40909090909091" calcext:value-type="float">
            <text:p>0.2409091</text:p>
          </table:table-cell>
          <table:table-cell table:style-name="ce6" office:value-type="float" office:value="0.23444976076555" calcext:value-type="float">
            <text:p>0.2344498</text:p>
          </table:table-cell>
          <table:table-cell office:value-type="float" office:value="0.26296992481203" calcext:value-type="float">
            <text:p>0.2629699</text:p>
          </table:table-cell>
          <table:table-cell office:value-type="float" office:value="0.00712229834703216" calcext:value-type="float">
            <text:p>0.0071223</text:p>
          </table:table-cell>
          <table:table-cell office:value-type="float" office:value="0.00429466690406778" calcext:value-type="float">
            <text:p>0.0042947</text:p>
          </table:table-cell>
          <table:table-cell office:value-type="float" office:value="0.0080352389935272" calcext:value-type="float">
            <text:p>0.0080352</text:p>
          </table:table-cell>
          <table:table-cell office:value-type="float" office:value="0.242108965595808" calcext:value-type="float">
            <text:p>0.2421090</text:p>
          </table:table-cell>
          <table:table-cell table:style-name="ce6" office:value-type="float" office:value="0.234351275917065" calcext:value-type="float">
            <text:p>0.2343513</text:p>
          </table:table-cell>
          <table:table-cell office:value-type="float" office:value="0.263553827751196" calcext:value-type="float">
            <text:p>0.26355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46" calcext:value-type="float">
            <text:p>0.2460000</text:p>
          </table:table-cell>
          <table:table-cell table:style-name="ce6" office:value-type="float" office:value="0.235" calcext:value-type="float">
            <text:p>0.2350000</text:p>
          </table:table-cell>
          <table:table-cell office:value-type="float" office:value="0.272" calcext:value-type="float">
            <text:p>0.2720000</text:p>
          </table:table-cell>
          <table:table-cell office:value-type="float" office:value="0.0108091433899718" calcext:value-type="float">
            <text:p>0.0108091</text:p>
          </table:table-cell>
          <table:table-cell office:value-type="float" office:value="0.00973999729877558" calcext:value-type="float">
            <text:p>0.0097400</text:p>
          </table:table-cell>
          <table:table-cell office:value-type="float" office:value="0.0142819186230027" calcext:value-type="float">
            <text:p>0.0142819</text:p>
          </table:table-cell>
          <table:table-cell office:value-type="float" office:value="0.247876666666667" calcext:value-type="float">
            <text:p>0.2478767</text:p>
          </table:table-cell>
          <table:table-cell table:style-name="ce6" office:value-type="float" office:value="0.236863333333333" calcext:value-type="float">
            <text:p>0.2368633</text:p>
          </table:table-cell>
          <table:table-cell office:value-type="float" office:value="0.277326666666667" calcext:value-type="float">
            <text:p>0.2773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62006013745704" calcext:value-type="float">
            <text:p>0.2620060</text:p>
          </table:table-cell>
          <table:table-cell table:style-name="ce6" office:value-type="float" office:value="0.257850085910653" calcext:value-type="float">
            <text:p>0.2578501</text:p>
          </table:table-cell>
          <table:table-cell office:value-type="float" office:value="0.277593427835052" calcext:value-type="float">
            <text:p>0.2775934</text:p>
          </table:table-cell>
          <table:table-cell office:value-type="float" office:value="0.00583181794656667" calcext:value-type="float">
            <text:p>0.0058318</text:p>
          </table:table-cell>
          <table:table-cell office:value-type="float" office:value="0.0048950668508507" calcext:value-type="float">
            <text:p>0.0048951</text:p>
          </table:table-cell>
          <table:table-cell office:value-type="float" office:value="0.0309943752525088" calcext:value-type="float">
            <text:p>0.0309944</text:p>
          </table:table-cell>
          <table:table-cell office:value-type="float" office:value="0.261640141752577" calcext:value-type="float">
            <text:p>0.2616401</text:p>
          </table:table-cell>
          <table:table-cell table:style-name="ce6" office:value-type="float" office:value="0.257892146334479" calcext:value-type="float">
            <text:p>0.2578921</text:p>
          </table:table-cell>
          <table:table-cell office:value-type="float" office:value="0.292405641466208" calcext:value-type="float">
            <text:p>0.29240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pa</text:p>
          </table:table-cell>
          <table:table-cell table:style-name="ce6" office:value-type="float" office:value="0.266764705882353" calcext:value-type="float">
            <text:p>0.2667647</text:p>
          </table:table-cell>
          <table:table-cell office:value-type="float" office:value="0.278403361344538" calcext:value-type="float">
            <text:p>0.2784034</text:p>
          </table:table-cell>
          <table:table-cell office:value-type="float" office:value="0.272352941176471" calcext:value-type="float">
            <text:p>0.2723529</text:p>
          </table:table-cell>
          <table:table-cell office:value-type="float" office:value="0.0198828082980955" calcext:value-type="float">
            <text:p>0.0198828</text:p>
          </table:table-cell>
          <table:table-cell office:value-type="float" office:value="0.0236351052525684" calcext:value-type="float">
            <text:p>0.0236351</text:p>
          </table:table-cell>
          <table:table-cell office:value-type="float" office:value="0.0214251085531602" calcext:value-type="float">
            <text:p>0.0214251</text:p>
          </table:table-cell>
          <table:table-cell table:style-name="ce6" office:value-type="float" office:value="0.271157142857143" calcext:value-type="float">
            <text:p>0.2711571</text:p>
          </table:table-cell>
          <table:table-cell office:value-type="float" office:value="0.284418487394958" calcext:value-type="float">
            <text:p>0.2844185</text:p>
          </table:table-cell>
          <table:table-cell office:value-type="float" office:value="0.277044817927171" calcext:value-type="float">
            <text:p>0.2770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8047619047619" calcext:value-type="float">
            <text:p>0.2804762</text:p>
          </table:table-cell>
          <table:table-cell table:style-name="ce6" office:value-type="float" office:value="0.273809523809524" calcext:value-type="float">
            <text:p>0.2738095</text:p>
          </table:table-cell>
          <table:table-cell office:value-type="float" office:value="0.328095238095238" calcext:value-type="float">
            <text:p>0.3280952</text:p>
          </table:table-cell>
          <table:table-cell office:value-type="float" office:value="0.0105775273943628" calcext:value-type="float">
            <text:p>0.0105775</text:p>
          </table:table-cell>
          <table:table-cell office:value-type="float" office:value="0.0119133588961715" calcext:value-type="float">
            <text:p>0.0119134</text:p>
          </table:table-cell>
          <table:table-cell office:value-type="float" office:value="0.0199900659013266" calcext:value-type="float">
            <text:p>0.0199901</text:p>
          </table:table-cell>
          <table:table-cell office:value-type="float" office:value="0.279169841269841" calcext:value-type="float">
            <text:p>0.2791698</text:p>
          </table:table-cell>
          <table:table-cell table:style-name="ce6" office:value-type="float" office:value="0.272619047619048" calcext:value-type="float">
            <text:p>0.2726190</text:p>
          </table:table-cell>
          <table:table-cell office:value-type="float" office:value="0.323719047619048" calcext:value-type="float">
            <text:p>0.32371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QualityRed_5vs6</text:p>
          </table:table-cell>
          <table:table-cell table:style-name="ce6" office:value-type="float" office:value="0.288144806847097" calcext:value-type="float">
            <text:p>0.2881448</text:p>
          </table:table-cell>
          <table:table-cell office:value-type="float" office:value="0.289613694193847" calcext:value-type="float">
            <text:p>0.2896137</text:p>
          </table:table-cell>
          <table:table-cell office:value-type="float" office:value="0.304053897756188" calcext:value-type="float">
            <text:p>0.3040539</text:p>
          </table:table-cell>
          <table:table-cell office:value-type="float" office:value="0.0103996040059864" calcext:value-type="float">
            <text:p>0.0103996</text:p>
          </table:table-cell>
          <table:table-cell office:value-type="float" office:value="0.00765657407775723" calcext:value-type="float">
            <text:p>0.0076566</text:p>
          </table:table-cell>
          <table:table-cell office:value-type="float" office:value="0.0111209063013015" calcext:value-type="float">
            <text:p>0.0111209</text:p>
          </table:table-cell>
          <table:table-cell table:style-name="ce6" office:value-type="float" office:value="0.291634879327627" calcext:value-type="float">
            <text:p>0.2916349</text:p>
          </table:table-cell>
          <table:table-cell office:value-type="float" office:value="0.291939895134552" calcext:value-type="float">
            <text:p>0.2919399</text:p>
          </table:table-cell>
          <table:table-cell office:value-type="float" office:value="0.304581559873545" calcext:value-type="float">
            <text:p>0.3045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02913968547641" calcext:value-type="float">
            <text:p>0.3029140</text:p>
          </table:table-cell>
          <table:table-cell table:style-name="ce6" office:value-type="float" office:value="0.294403330249769" calcext:value-type="float">
            <text:p>0.2944033</text:p>
          </table:table-cell>
          <table:table-cell office:value-type="float" office:value="0.32890841813136" calcext:value-type="float">
            <text:p>0.3289084</text:p>
          </table:table-cell>
          <table:table-cell office:value-type="float" office:value="0.0099268524120693" calcext:value-type="float">
            <text:p>0.0099269</text:p>
          </table:table-cell>
          <table:table-cell office:value-type="float" office:value="0.00672874033032904" calcext:value-type="float">
            <text:p>0.0067287</text:p>
          </table:table-cell>
          <table:table-cell office:value-type="float" office:value="0.0134884046946465" calcext:value-type="float">
            <text:p>0.0134884</text:p>
          </table:table-cell>
          <table:table-cell office:value-type="float" office:value="0.301336262719704" calcext:value-type="float">
            <text:p>0.3013363</text:p>
          </table:table-cell>
          <table:table-cell table:style-name="ce6" office:value-type="float" office:value="0.295658957755165" calcext:value-type="float">
            <text:p>0.2956590</text:p>
          </table:table-cell>
          <table:table-cell office:value-type="float" office:value="0.328659574468085" calcext:value-type="float">
            <text:p>0.32865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4053236539625" calcext:value-type="float">
            <text:p>0.3040532</text:p>
          </table:table-cell>
          <table:table-cell table:style-name="ce6" office:value-type="float" office:value="0.288475499092559" calcext:value-type="float">
            <text:p>0.2884755</text:p>
          </table:table-cell>
          <table:table-cell office:value-type="float" office:value="0.31099516031458" calcext:value-type="float">
            <text:p>0.3109952</text:p>
          </table:table-cell>
          <table:table-cell office:value-type="float" office:value="0.00839351480008668" calcext:value-type="float">
            <text:p>0.0083935</text:p>
          </table:table-cell>
          <table:table-cell office:value-type="float" office:value="0.0052567524431174" calcext:value-type="float">
            <text:p>0.0052568</text:p>
          </table:table-cell>
          <table:table-cell office:value-type="float" office:value="0.0108127815041911" calcext:value-type="float">
            <text:p>0.0108128</text:p>
          </table:table-cell>
          <table:table-cell office:value-type="float" office:value="0.304087820125025" calcext:value-type="float">
            <text:p>0.3040878</text:p>
          </table:table-cell>
          <table:table-cell table:style-name="ce6" office:value-type="float" office:value="0.287039221617262" calcext:value-type="float">
            <text:p>0.2870392</text:p>
          </table:table-cell>
          <table:table-cell office:value-type="float" office:value="0.309615144182295" calcext:value-type="float">
            <text:p>0.3096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2162162162162" calcext:value-type="float">
            <text:p>0.3121622</text:p>
          </table:table-cell>
          <table:table-cell table:style-name="ce6" office:value-type="float" office:value="0.304354354354354" calcext:value-type="float">
            <text:p>0.3043544</text:p>
          </table:table-cell>
          <table:table-cell office:value-type="float" office:value="0.326238738738739" calcext:value-type="float">
            <text:p>0.3262387</text:p>
          </table:table-cell>
          <table:table-cell office:value-type="float" office:value="0.0187202336268836" calcext:value-type="float">
            <text:p>0.0187202</text:p>
          </table:table-cell>
          <table:table-cell office:value-type="float" office:value="0.0236769404449746" calcext:value-type="float">
            <text:p>0.0236769</text:p>
          </table:table-cell>
          <table:table-cell office:value-type="float" office:value="0.0180052774270737" calcext:value-type="float">
            <text:p>0.0180053</text:p>
          </table:table-cell>
          <table:table-cell office:value-type="float" office:value="0.310372622622623" calcext:value-type="float">
            <text:p>0.3103726</text:p>
          </table:table-cell>
          <table:table-cell table:style-name="ce6" office:value-type="float" office:value="0.307888888888889" calcext:value-type="float">
            <text:p>0.3078889</text:p>
          </table:table-cell>
          <table:table-cell office:value-type="float" office:value="0.329351601601602" calcext:value-type="float">
            <text:p>0.3293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NS</text:p>
          </table:table-cell>
          <table:table-cell table:style-name="ce6" office:value-type="float" office:value="0.316666666666667" calcext:value-type="float">
            <text:p>0.3166667</text:p>
          </table:table-cell>
          <table:table-cell office:value-type="float" office:value="0.318859649122807" calcext:value-type="float">
            <text:p>0.3188596</text:p>
          </table:table-cell>
          <table:table-cell office:value-type="float" office:value="0.335964912280702" calcext:value-type="float">
            <text:p>0.3359649</text:p>
          </table:table-cell>
          <table:table-cell office:value-type="float" office:value="0.0160433956069377" calcext:value-type="float">
            <text:p>0.0160434</text:p>
          </table:table-cell>
          <table:table-cell office:value-type="float" office:value="0.0123908176514484" calcext:value-type="float">
            <text:p>0.0123908</text:p>
          </table:table-cell>
          <table:table-cell office:value-type="float" office:value="0.0243295948659415" calcext:value-type="float">
            <text:p>0.0243296</text:p>
          </table:table-cell>
          <table:table-cell office:value-type="float" office:value="0.321" calcext:value-type="float">
            <text:p>0.3210000</text:p>
          </table:table-cell>
          <table:table-cell table:style-name="ce6" office:value-type="float" office:value="0.320204678362573" calcext:value-type="float">
            <text:p>0.3202047</text:p>
          </table:table-cell>
          <table:table-cell office:value-type="float" office:value="0.342175438596491" calcext:value-type="float">
            <text:p>0.3421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fb</text:p>
          </table:table-cell>
          <table:table-cell table:style-name="ce6" office:value-type="float" office:value="0.325965759438104" calcext:value-type="float">
            <text:p>0.3259658</text:p>
          </table:table-cell>
          <table:table-cell office:value-type="float" office:value="0.33184811237928" calcext:value-type="float">
            <text:p>0.3318481</text:p>
          </table:table-cell>
          <table:table-cell office:value-type="float" office:value="0.383977172958736" calcext:value-type="float">
            <text:p>0.3839772</text:p>
          </table:table-cell>
          <table:table-cell office:value-type="float" office:value="0.00635908992150413" calcext:value-type="float">
            <text:p>0.0063591</text:p>
          </table:table-cell>
          <table:table-cell office:value-type="float" office:value="0.00403078334143547" calcext:value-type="float">
            <text:p>0.0040308</text:p>
          </table:table-cell>
          <table:table-cell office:value-type="float" office:value="0.00707264680347457" calcext:value-type="float">
            <text:p>0.0070726</text:p>
          </table:table-cell>
          <table:table-cell table:style-name="ce6" office:value-type="float" office:value="0.325860111208663" calcext:value-type="float">
            <text:p>0.3258601</text:p>
          </table:table-cell>
          <table:table-cell office:value-type="float" office:value="0.332757023705004" calcext:value-type="float">
            <text:p>0.3327570</text:p>
          </table:table-cell>
          <table:table-cell office:value-type="float" office:value="0.38387876792508" calcext:value-type="float">
            <text:p>0.38387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26731634182909" calcext:value-type="float">
            <text:p>0.3267316</text:p>
          </table:table-cell>
          <table:table-cell table:style-name="ce6" office:value-type="float" office:value="0.320614692653673" calcext:value-type="float">
            <text:p>0.3206147</text:p>
          </table:table-cell>
          <table:table-cell office:value-type="float" office:value="0.386229385307346" calcext:value-type="float">
            <text:p>0.3862294</text:p>
          </table:table-cell>
          <table:table-cell office:value-type="float" office:value="0.0168976198614242" calcext:value-type="float">
            <text:p>0.0168976</text:p>
          </table:table-cell>
          <table:table-cell office:value-type="float" office:value="0.0153773172294978" calcext:value-type="float">
            <text:p>0.0153773</text:p>
          </table:table-cell>
          <table:table-cell office:value-type="float" office:value="0.0206781254905854" calcext:value-type="float">
            <text:p>0.0206781</text:p>
          </table:table-cell>
          <table:table-cell office:value-type="float" office:value="0.330662018990505" calcext:value-type="float">
            <text:p>0.3306620</text:p>
          </table:table-cell>
          <table:table-cell table:style-name="ce6" office:value-type="float" office:value="0.321251774112943" calcext:value-type="float">
            <text:p>0.3212518</text:p>
          </table:table-cell>
          <table:table-cell office:value-type="float" office:value="0.388797051474263" calcext:value-type="float">
            <text:p>0.38879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MH</text:p>
          </table:table-cell>
          <table:table-cell table:style-name="ce6" office:value-type="float" office:value="0.33" calcext:value-type="float">
            <text:p>0.3300000</text:p>
          </table:table-cell>
          <table:table-cell office:value-type="float" office:value="0.369090909090909" calcext:value-type="float">
            <text:p>0.3690909</text:p>
          </table:table-cell>
          <table:table-cell office:value-type="float" office:value="0.38" calcext:value-type="float">
            <text:p>0.3800000</text:p>
          </table:table-cell>
          <table:table-cell office:value-type="float" office:value="0.055355346431098" calcext:value-type="float">
            <text:p>0.0553553</text:p>
          </table:table-cell>
          <table:table-cell office:value-type="float" office:value="0.0152606340298714" calcext:value-type="float">
            <text:p>0.0152606</text:p>
          </table:table-cell>
          <table:table-cell office:value-type="float" office:value="0.0586482716728858" calcext:value-type="float">
            <text:p>0.0586483</text:p>
          </table:table-cell>
          <table:table-cell table:style-name="ce6" office:value-type="float" office:value="0.338309090909091" calcext:value-type="float">
            <text:p>0.3383091</text:p>
          </table:table-cell>
          <table:table-cell office:value-type="float" office:value="0.368354545454545" calcext:value-type="float">
            <text:p>0.3683545</text:p>
          </table:table-cell>
          <table:table-cell office:value-type="float" office:value="0.402675757575758" calcext:value-type="float">
            <text:p>0.4026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_CYTvsNUC</text:p>
          </table:table-cell>
          <table:table-cell table:style-name="ce6" office:value-type="float" office:value="0.341947565543071" calcext:value-type="float">
            <text:p>0.3419476</text:p>
          </table:table-cell>
          <table:table-cell office:value-type="float" office:value="0.348651685393258" calcext:value-type="float">
            <text:p>0.3486517</text:p>
          </table:table-cell>
          <table:table-cell office:value-type="float" office:value="0.354219725343321" calcext:value-type="float">
            <text:p>0.3542197</text:p>
          </table:table-cell>
          <table:table-cell office:value-type="float" office:value="0.00568075117565281" calcext:value-type="float">
            <text:p>0.0056808</text:p>
          </table:table-cell>
          <table:table-cell office:value-type="float" office:value="0.00477396763336549" calcext:value-type="float">
            <text:p>0.0047740</text:p>
          </table:table-cell>
          <table:table-cell office:value-type="float" office:value="0.00632912722316949" calcext:value-type="float">
            <text:p>0.0063291</text:p>
          </table:table-cell>
          <table:table-cell table:style-name="ce6" office:value-type="float" office:value="0.343420391177695" calcext:value-type="float">
            <text:p>0.3434204</text:p>
          </table:table-cell>
          <table:table-cell office:value-type="float" office:value="0.349943528922181" calcext:value-type="float">
            <text:p>0.3499435</text:p>
          </table:table-cell>
          <table:table-cell office:value-type="float" office:value="0.354304952143154" calcext:value-type="float">
            <text:p>0.35430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58991596638655" calcext:value-type="float">
            <text:p>0.3589916</text:p>
          </table:table-cell>
          <table:table-cell table:style-name="ce6" office:value-type="float" office:value="0.351904761904762" calcext:value-type="float">
            <text:p>0.3519048</text:p>
          </table:table-cell>
          <table:table-cell office:value-type="float" office:value="0.385056022408964" calcext:value-type="float">
            <text:p>0.3850560</text:p>
          </table:table-cell>
          <table:table-cell office:value-type="float" office:value="0.00551939444879742" calcext:value-type="float">
            <text:p>0.0055194</text:p>
          </table:table-cell>
          <table:table-cell office:value-type="float" office:value="0.00463998362020604" calcext:value-type="float">
            <text:p>0.0046400</text:p>
          </table:table-cell>
          <table:table-cell office:value-type="float" office:value="0.00571320827304116" calcext:value-type="float">
            <text:p>0.0057132</text:p>
          </table:table-cell>
          <table:table-cell office:value-type="float" office:value="0.359478711484594" calcext:value-type="float">
            <text:p>0.3594787</text:p>
          </table:table-cell>
          <table:table-cell table:style-name="ce6" office:value-type="float" office:value="0.352325676937442" calcext:value-type="float">
            <text:p>0.3523257</text:p>
          </table:table-cell>
          <table:table-cell office:value-type="float" office:value="0.384925070028011" calcext:value-type="float">
            <text:p>0.3849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65555555555555" calcext:value-type="float">
            <text:p>0.3655556</text:p>
          </table:table-cell>
          <table:table-cell office:value-type="float" office:value="0.365555555555556" calcext:value-type="float">
            <text:p>0.3655556</text:p>
          </table:table-cell>
          <table:table-cell office:value-type="float" office:value="0.453333333333333" calcext:value-type="float">
            <text:p>0.4533333</text:p>
          </table:table-cell>
          <table:table-cell office:value-type="float" office:value="0.0283111327737141" calcext:value-type="float">
            <text:p>0.0283111</text:p>
          </table:table-cell>
          <table:table-cell office:value-type="float" office:value="0.0215378384206727" calcext:value-type="float">
            <text:p>0.0215378</text:p>
          </table:table-cell>
          <table:table-cell office:value-type="float" office:value="0.0218620005112264" calcext:value-type="float">
            <text:p>0.0218620</text:p>
          </table:table-cell>
          <table:table-cell office:value-type="float" office:value="0.370414814814815" calcext:value-type="float">
            <text:p>0.3704148</text:p>
          </table:table-cell>
          <table:table-cell table:style-name="ce6" office:value-type="float" office:value="0.365588888888889" calcext:value-type="float">
            <text:p>0.3655889</text:p>
          </table:table-cell>
          <table:table-cell office:value-type="float" office:value="0.452666666666667" calcext:value-type="float">
            <text:p>0.4526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76363636363636" calcext:value-type="float">
            <text:p>0.3763636</text:p>
          </table:table-cell>
          <table:table-cell table:style-name="ce6" office:value-type="float" office:value="0.346363636363636" calcext:value-type="float">
            <text:p>0.3463636</text:p>
          </table:table-cell>
          <table:table-cell office:value-type="float" office:value="0.377272727272727" calcext:value-type="float">
            <text:p>0.3772727</text:p>
          </table:table-cell>
          <table:table-cell office:value-type="float" office:value="0.0255739462776572" calcext:value-type="float">
            <text:p>0.0255739</text:p>
          </table:table-cell>
          <table:table-cell office:value-type="float" office:value="0.0267784229279994" calcext:value-type="float">
            <text:p>0.0267784</text:p>
          </table:table-cell>
          <table:table-cell office:value-type="float" office:value="0.0386515206440082" calcext:value-type="float">
            <text:p>0.0386515</text:p>
          </table:table-cell>
          <table:table-cell office:value-type="float" office:value="0.383936363636364" calcext:value-type="float">
            <text:p>0.3839364</text:p>
          </table:table-cell>
          <table:table-cell table:style-name="ce6" office:value-type="float" office:value="0.357366666666667" calcext:value-type="float">
            <text:p>0.3573667</text:p>
          </table:table-cell>
          <table:table-cell table:style-name="ce6" office:value-type="float" office:value="0.383554545454545" calcext:value-type="float">
            <text:p>0.38355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73641782956239" calcext:value-type="float">
            <text:p>0.4736418</text:p>
          </table:table-cell>
          <table:table-cell table:style-name="ce6" office:value-type="float" office:value="0.456320281804634" calcext:value-type="float">
            <text:p>0.4563203</text:p>
          </table:table-cell>
          <table:table-cell office:value-type="float" office:value="0.503305785123967" calcext:value-type="float">
            <text:p>0.5033058</text:p>
          </table:table-cell>
          <table:table-cell office:value-type="float" office:value="0.00838188547325509" calcext:value-type="float">
            <text:p>0.0083819</text:p>
          </table:table-cell>
          <table:table-cell office:value-type="float" office:value="0.0132266460536218" calcext:value-type="float">
            <text:p>0.0132266</text:p>
          </table:table-cell>
          <table:table-cell office:value-type="float" office:value="0.00630399656809252" calcext:value-type="float">
            <text:p>0.0063040</text:p>
          </table:table-cell>
          <table:table-cell office:value-type="float" office:value="0.47503129657228" calcext:value-type="float">
            <text:p>0.4750313</text:p>
          </table:table-cell>
          <table:table-cell table:style-name="ce6" office:value-type="float" office:value="0.460309533486881" calcext:value-type="float">
            <text:p>0.4603095</text:p>
          </table:table-cell>
          <table:table-cell office:value-type="float" office:value="0.503791107799304" calcext:value-type="float">
            <text:p>0.503791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más difícil, mejor con kdn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1" table:style-name="ta1">
        <table:table-column table:style-name="co5" table:number-columns-repeated="1024" table:default-cell-style-name="ce7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9" office:value-type="float" office:value="0" calcext:value-type="float">
            <text:p>0.0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584189255814286" calcext:value-type="float">
            <text:p>0.058419</text:p>
          </table:table-cell>
          <table:table-cell office:value-type="float" office:value="0.0571291608478264" calcext:value-type="float">
            <text:p>0.057129</text:p>
          </table:table-cell>
          <table:table-cell office:value-type="float" office:value="0.0583239592878261" calcext:value-type="float">
            <text:p>0.058324</text:p>
          </table:table-cell>
          <table:table-cell office:value-type="float" office:value="0.0174982994096396" calcext:value-type="float">
            <text:p>0.017498</text:p>
          </table:table-cell>
          <table:table-cell table:style-name="ce8" office:value-type="float" office:value="0.0173201339325051" calcext:value-type="float">
            <text:p>0.017320</text:p>
          </table:table-cell>
          <table:table-cell office:value-type="float" office:value="0.0175223455811085" calcext:value-type="float">
            <text:p>0.0175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number-columns-repeated="3" office:value-type="float" office:value="0.0014545646884586" calcext:value-type="float">
            <text:p>0.001455</text:p>
          </table:table-cell>
          <table:table-cell office:value-type="float" office:value="0.0169294675960157" calcext:value-type="float">
            <text:p>0.016929</text:p>
          </table:table-cell>
          <table:table-cell office:value-type="float" office:value="0.016912400434425" calcext:value-type="float">
            <text:p>0.016912</text:p>
          </table:table-cell>
          <table:table-cell office:value-type="float" office:value="0.0170203255001996" calcext:value-type="float">
            <text:p>0.017020</text:p>
          </table:table-cell>
          <table:table-cell office:value-type="float" office:value="0.00651796607778829" calcext:value-type="float">
            <text:p>0.006518</text:p>
          </table:table-cell>
          <table:table-cell table:style-name="ce8" office:value-type="float" office:value="0.00633114707852879" calcext:value-type="float">
            <text:p>0.006331</text:p>
          </table:table-cell>
          <table:table-cell table:style-name="ce8" office:value-type="float" office:value="0.00636928311999711" calcext:value-type="float">
            <text:p>0.0063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0000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48389355742296" calcext:value-type="float">
            <text:p>0.024839</text:p>
          </table:table-cell>
          <table:table-cell table:style-name="ce8" office:value-type="float" office:value="0.0224929971988795" calcext:value-type="float">
            <text:p>0.022493</text:p>
          </table:table-cell>
          <table:table-cell office:value-type="float" office:value="0.0295798319327731" calcext:value-type="float">
            <text:p>0.029580</text:p>
          </table:table-cell>
          <table:table-cell office:value-type="float" office:value="0.0231598440498272" calcext:value-type="float">
            <text:p>0.023160</text:p>
          </table:table-cell>
          <table:table-cell office:value-type="float" office:value="0.0291525315085356" calcext:value-type="float">
            <text:p>0.029153</text:p>
          </table:table-cell>
          <table:table-cell office:value-type="float" office:value="0.0235297206067666" calcext:value-type="float">
            <text:p>0.023530</text:p>
          </table:table-cell>
          <table:table-cell table:style-name="ce8" office:value-type="float" office:value="0.0287048085901027" calcext:value-type="float">
            <text:p>0.028705</text:p>
          </table:table-cell>
          <table:table-cell office:value-type="float" office:value="0.0299164799253034" calcext:value-type="float">
            <text:p>0.029916</text:p>
          </table:table-cell>
          <table:table-cell office:value-type="float" office:value="0.0343273576097105" calcext:value-type="float">
            <text:p>0.0343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351817042606516" calcext:value-type="float">
            <text:p>0.035182</text:p>
          </table:table-cell>
          <table:table-cell table:style-name="ce8" office:value-type="float" office:value="0.0298558897243107" calcext:value-type="float">
            <text:p>0.029856</text:p>
          </table:table-cell>
          <table:table-cell office:value-type="float" office:value="0.0351190476190476" calcext:value-type="float">
            <text:p>0.035119</text:p>
          </table:table-cell>
          <table:table-cell office:value-type="float" office:value="0.00795407932360198" calcext:value-type="float">
            <text:p>0.007954</text:p>
          </table:table-cell>
          <table:table-cell office:value-type="float" office:value="0.00935175458373083" calcext:value-type="float">
            <text:p>0.009352</text:p>
          </table:table-cell>
          <table:table-cell office:value-type="float" office:value="0.00902204761157137" calcext:value-type="float">
            <text:p>0.009022</text:p>
          </table:table-cell>
          <table:table-cell office:value-type="float" office:value="0.0373484753550543" calcext:value-type="float">
            <text:p>0.037348</text:p>
          </table:table-cell>
          <table:table-cell table:style-name="ce8" office:value-type="float" office:value="0.0317218045112781" calcext:value-type="float">
            <text:p>0.031722</text:p>
          </table:table-cell>
          <table:table-cell table:style-name="ce8" office:value-type="float" office:value="0.0368621553884711" calcext:value-type="float">
            <text:p>0.0368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14699792960662" calcext:value-type="float">
            <text:p>0.041470</text:p>
          </table:table-cell>
          <table:table-cell table:style-name="ce8" office:value-type="float" office:value="0.0372049689440993" calcext:value-type="float">
            <text:p>0.037205</text:p>
          </table:table-cell>
          <table:table-cell office:value-type="float" office:value="0.0414699792960662" calcext:value-type="float">
            <text:p>0.041470</text:p>
          </table:table-cell>
          <table:table-cell office:value-type="float" office:value="0.00494687157153609" calcext:value-type="float">
            <text:p>0.004947</text:p>
          </table:table-cell>
          <table:table-cell office:value-type="float" office:value="0.00562598565881869" calcext:value-type="float">
            <text:p>0.005626</text:p>
          </table:table-cell>
          <table:table-cell office:value-type="float" office:value="0.00449845193087832" calcext:value-type="float">
            <text:p>0.004498</text:p>
          </table:table-cell>
          <table:table-cell office:value-type="float" office:value="0.0425209109730848" calcext:value-type="float">
            <text:p>0.042521</text:p>
          </table:table-cell>
          <table:table-cell table:style-name="ce8" office:value-type="float" office:value="0.0400475500345065" calcext:value-type="float">
            <text:p>0.040048</text:p>
          </table:table-cell>
          <table:table-cell office:value-type="float" office:value="0.0430215320910973" calcext:value-type="float">
            <text:p>0.0430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</text:p>
          </table:table-cell>
          <table:table-cell table:style-name="ce8" office:value-type="float" office:value="0.0518918918918918" calcext:value-type="float">
            <text:p>0.051892</text:p>
          </table:table-cell>
          <table:table-cell office:value-type="float" office:value="0.0682432432432432" calcext:value-type="float">
            <text:p>0.068243</text:p>
          </table:table-cell>
          <table:table-cell table:style-name="ce8" office:value-type="float" office:value="0.0493243243243243" calcext:value-type="float">
            <text:p>0.049324</text:p>
          </table:table-cell>
          <table:table-cell office:value-type="float" office:value="0.0546702788222542" calcext:value-type="float">
            <text:p>0.054670</text:p>
          </table:table-cell>
          <table:table-cell office:value-type="float" office:value="0.0591912059767094" calcext:value-type="float">
            <text:p>0.059191</text:p>
          </table:table-cell>
          <table:table-cell office:value-type="float" office:value="0.0678918589246932" calcext:value-type="float">
            <text:p>0.067892</text:p>
          </table:table-cell>
          <table:table-cell table:style-name="ce8" office:value-type="float" office:value="0.0714914414414414" calcext:value-type="float">
            <text:p>0.071491</text:p>
          </table:table-cell>
          <table:table-cell office:value-type="float" office:value="0.0874891891891891" calcext:value-type="float">
            <text:p>0.087489</text:p>
          </table:table-cell>
          <table:table-cell table:style-name="ce8" office:value-type="float" office:value="0.0711954954954954" calcext:value-type="float">
            <text:p>0.071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624386662877711" calcext:value-type="float">
            <text:p>0.062439</text:p>
          </table:table-cell>
          <table:table-cell table:style-name="ce8" office:value-type="float" office:value="0.0622177228379274" calcext:value-type="float">
            <text:p>0.062218</text:p>
          </table:table-cell>
          <table:table-cell office:value-type="float" office:value="0.0633061002178649" calcext:value-type="float">
            <text:p>0.063306</text:p>
          </table:table-cell>
          <table:table-cell office:value-type="float" office:value="0.0167018449979136" calcext:value-type="float">
            <text:p>0.016702</text:p>
          </table:table-cell>
          <table:table-cell office:value-type="float" office:value="0.0162537069962888" calcext:value-type="float">
            <text:p>0.016254</text:p>
          </table:table-cell>
          <table:table-cell office:value-type="float" office:value="0.0169082346770365" calcext:value-type="float">
            <text:p>0.016908</text:p>
          </table:table-cell>
          <table:table-cell office:value-type="float" office:value="0.0677714044393925" calcext:value-type="float">
            <text:p>0.067771</text:p>
          </table:table-cell>
          <table:table-cell table:style-name="ce8" office:value-type="float" office:value="0.0659596492058981" calcext:value-type="float">
            <text:p>0.065960</text:p>
          </table:table-cell>
          <table:table-cell office:value-type="float" office:value="0.0683760301221938" calcext:value-type="float">
            <text:p>0.068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741269841269841" calcext:value-type="float">
            <text:p>0.074127</text:p>
          </table:table-cell>
          <table:table-cell table:style-name="ce8" office:value-type="float" office:value="0.0713492063492063" calcext:value-type="float">
            <text:p>0.071349</text:p>
          </table:table-cell>
          <table:table-cell office:value-type="float" office:value="0.0853968253968253" calcext:value-type="float">
            <text:p>0.085397</text:p>
          </table:table-cell>
          <table:table-cell office:value-type="float" office:value="0.012935815764891" calcext:value-type="float">
            <text:p>0.012936</text:p>
          </table:table-cell>
          <table:table-cell office:value-type="float" office:value="0.0155153347006367" calcext:value-type="float">
            <text:p>0.015515</text:p>
          </table:table-cell>
          <table:table-cell office:value-type="float" office:value="0.0124092011923089" calcext:value-type="float">
            <text:p>0.012409</text:p>
          </table:table-cell>
          <table:table-cell table:style-name="ce8" office:value-type="float" office:value="0.0754510582010581" calcext:value-type="float">
            <text:p>0.075451</text:p>
          </table:table-cell>
          <table:table-cell office:value-type="float" office:value="0.0759970899470899" calcext:value-type="float">
            <text:p>0.075997</text:p>
          </table:table-cell>
          <table:table-cell office:value-type="float" office:value="0.0853343915343915" calcext:value-type="float">
            <text:p>0.0853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lvine</text:p>
          </table:table-cell>
          <table:table-cell table:style-name="ce8" office:value-type="float" office:value="0.0798215155945419" calcext:value-type="float">
            <text:p>0.079822</text:p>
          </table:table-cell>
          <table:table-cell office:value-type="float" office:value="0.0806020041423001" calcext:value-type="float">
            <text:p>0.080602</text:p>
          </table:table-cell>
          <table:table-cell office:value-type="float" office:value="0.0807969359161793" calcext:value-type="float">
            <text:p>0.080797</text:p>
          </table:table-cell>
          <table:table-cell office:value-type="float" office:value="0.00265989801315623" calcext:value-type="float">
            <text:p>0.002660</text:p>
          </table:table-cell>
          <table:table-cell office:value-type="float" office:value="0.00287417395807936" calcext:value-type="float">
            <text:p>0.002874</text:p>
          </table:table-cell>
          <table:table-cell office:value-type="float" office:value="0.00216842206761374" calcext:value-type="float">
            <text:p>0.002168</text:p>
          </table:table-cell>
          <table:table-cell table:style-name="ce8" office:value-type="float" office:value="0.0807822310043047" calcext:value-type="float">
            <text:p>0.080782</text:p>
          </table:table-cell>
          <table:table-cell office:value-type="float" office:value="0.0813745951612248" calcext:value-type="float">
            <text:p>0.081375</text:p>
          </table:table-cell>
          <table:table-cell office:value-type="float" office:value="0.0817025843689083" calcext:value-type="float">
            <text:p>0.0817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06578947368421" calcext:value-type="float">
            <text:p>0.106579</text:p>
          </table:table-cell>
          <table:table-cell table:style-name="ce8" office:value-type="float" office:value="0.086578947368421" calcext:value-type="float">
            <text:p>0.086579</text:p>
          </table:table-cell>
          <table:table-cell office:value-type="float" office:value="0.101578947368421" calcext:value-type="float">
            <text:p>0.101579</text:p>
          </table:table-cell>
          <table:table-cell office:value-type="float" office:value="0.0122695545841224" calcext:value-type="float">
            <text:p>0.012270</text:p>
          </table:table-cell>
          <table:table-cell office:value-type="float" office:value="0.0214998996523905" calcext:value-type="float">
            <text:p>0.021500</text:p>
          </table:table-cell>
          <table:table-cell office:value-type="float" office:value="0.0151102677046893" calcext:value-type="float">
            <text:p>0.015110</text:p>
          </table:table-cell>
          <table:table-cell office:value-type="float" office:value="0.108598245614035" calcext:value-type="float">
            <text:p>0.108598</text:p>
          </table:table-cell>
          <table:table-cell table:style-name="ce8" office:value-type="float" office:value="0.0959947368421052" calcext:value-type="float">
            <text:p>0.095995</text:p>
          </table:table-cell>
          <table:table-cell table:style-name="ce8" office:value-type="float" office:value="0.103910526315789" calcext:value-type="float">
            <text:p>0.103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sk1</text:p>
          </table:table-cell>
          <table:table-cell table:style-name="ce8" office:value-type="float" office:value="0.119835992907801" calcext:value-type="float">
            <text:p>0.119836</text:p>
          </table:table-cell>
          <table:table-cell office:value-type="float" office:value="0.136524822695035" calcext:value-type="float">
            <text:p>0.136525</text:p>
          </table:table-cell>
          <table:table-cell office:value-type="float" office:value="0.140735815602837" calcext:value-type="float">
            <text:p>0.140736</text:p>
          </table:table-cell>
          <table:table-cell office:value-type="float" office:value="0.0466359050796984" calcext:value-type="float">
            <text:p>0.046636</text:p>
          </table:table-cell>
          <table:table-cell office:value-type="float" office:value="0.039706928755828" calcext:value-type="float">
            <text:p>0.039707</text:p>
          </table:table-cell>
          <table:table-cell office:value-type="float" office:value="0.0423421704375604" calcext:value-type="float">
            <text:p>0.042342</text:p>
          </table:table-cell>
          <table:table-cell table:style-name="ce8" office:value-type="float" office:value="0.138929225768321" calcext:value-type="float">
            <text:p>0.138929</text:p>
          </table:table-cell>
          <table:table-cell office:value-type="float" office:value="0.147578309692671" calcext:value-type="float">
            <text:p>0.147578</text:p>
          </table:table-cell>
          <table:table-cell office:value-type="float" office:value="0.156350620567376" calcext:value-type="float">
            <text:p>0.1563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tfield_4</text:p>
          </table:table-cell>
          <table:table-cell table:style-name="ce8" office:value-type="float" office:value="0.127717391304348" calcext:value-type="float">
            <text:p>0.127717</text:p>
          </table:table-cell>
          <table:table-cell office:value-type="float" office:value="0.136413043478261" calcext:value-type="float">
            <text:p>0.136413</text:p>
          </table:table-cell>
          <table:table-cell office:value-type="float" office:value="0.144565217391304" calcext:value-type="float">
            <text:p>0.144565</text:p>
          </table:table-cell>
          <table:table-cell office:value-type="float" office:value="0.00686394135996304" calcext:value-type="float">
            <text:p>0.006864</text:p>
          </table:table-cell>
          <table:table-cell office:value-type="float" office:value="0.00897962211287057" calcext:value-type="float">
            <text:p>0.008980</text:p>
          </table:table-cell>
          <table:table-cell office:value-type="float" office:value="0.0117429152304942" calcext:value-type="float">
            <text:p>0.011743</text:p>
          </table:table-cell>
          <table:table-cell table:style-name="ce8" office:value-type="float" office:value="0.12623731884058" calcext:value-type="float">
            <text:p>0.126237</text:p>
          </table:table-cell>
          <table:table-cell office:value-type="float" office:value="0.138399154589372" calcext:value-type="float">
            <text:p>0.138399</text:p>
          </table:table-cell>
          <table:table-cell office:value-type="float" office:value="0.140132850241546" calcext:value-type="float">
            <text:p>0.1401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48809523809524" calcext:value-type="float">
            <text:p>0.148810</text:p>
          </table:table-cell>
          <table:table-cell table:style-name="ce8" office:value-type="float" office:value="0.145" calcext:value-type="float">
            <text:p>0.145000</text:p>
          </table:table-cell>
          <table:table-cell table:style-name="ce8" office:value-type="float" office:value="0.144285714285714" calcext:value-type="float">
            <text:p>0.144286</text:p>
          </table:table-cell>
          <table:table-cell office:value-type="float" office:value="0.0246585545369821" calcext:value-type="float">
            <text:p>0.024659</text:p>
          </table:table-cell>
          <table:table-cell office:value-type="float" office:value="0.0293670831591512" calcext:value-type="float">
            <text:p>0.029367</text:p>
          </table:table-cell>
          <table:table-cell office:value-type="float" office:value="0.031490318318642" calcext:value-type="float">
            <text:p>0.031490</text:p>
          </table:table-cell>
          <table:table-cell table:style-name="ce8" office:value-type="float" office:value="0.151715079365079" calcext:value-type="float">
            <text:p>0.151715</text:p>
          </table:table-cell>
          <table:table-cell office:value-type="float" office:value="0.155592063492063" calcext:value-type="float">
            <text:p>0.155592</text:p>
          </table:table-cell>
          <table:table-cell office:value-type="float" office:value="0.15232619047619" calcext:value-type="float">
            <text:p>0.152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8" office:value-type="float" office:value="0.163855421686747" calcext:value-type="float">
            <text:p>0.163855</text:p>
          </table:table-cell>
          <table:table-cell office:value-type="float" office:value="0.171084337349398" calcext:value-type="float">
            <text:p>0.171084</text:p>
          </table:table-cell>
          <table:table-cell table:style-name="ce8" office:value-type="float" office:value="0.16144578313253" calcext:value-type="float">
            <text:p>0.161446</text:p>
          </table:table-cell>
          <table:table-cell office:value-type="float" office:value="0.00238016385164672" calcext:value-type="float">
            <text:p>0.002380</text:p>
          </table:table-cell>
          <table:table-cell office:value-type="float" office:value="0.00158733501966705" calcext:value-type="float">
            <text:p>0.001587</text:p>
          </table:table-cell>
          <table:table-cell office:value-type="float" office:value="0.00325228068709092" calcext:value-type="float">
            <text:p>0.003252</text:p>
          </table:table-cell>
          <table:table-cell table:style-name="ce8" office:value-type="float" office:value="0.163927710843373" calcext:value-type="float">
            <text:p>0.163928</text:p>
          </table:table-cell>
          <table:table-cell office:value-type="float" office:value="0.171489959839357" calcext:value-type="float">
            <text:p>0.171490</text:p>
          </table:table-cell>
          <table:table-cell table:style-name="ce8" office:value-type="float" office:value="0.162084337349398" calcext:value-type="float">
            <text:p>0.1620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tebral_column</text:p>
          </table:table-cell>
          <table:table-cell table:style-name="ce8" office:value-type="float" office:value="0.164516129032258" calcext:value-type="float">
            <text:p>0.164516</text:p>
          </table:table-cell>
          <table:table-cell office:value-type="float" office:value="0.180645161290322" calcext:value-type="float">
            <text:p>0.180645</text:p>
          </table:table-cell>
          <table:table-cell table:style-name="ce8" office:value-type="float" office:value="0.161290322580645" calcext:value-type="float">
            <text:p>0.161290</text:p>
          </table:table-cell>
          <table:table-cell office:value-type="float" office:value="0.0139531944733749" calcext:value-type="float">
            <text:p>0.013953</text:p>
          </table:table-cell>
          <table:table-cell office:value-type="float" office:value="0.0127258094484599" calcext:value-type="float">
            <text:p>0.012726</text:p>
          </table:table-cell>
          <table:table-cell office:value-type="float" office:value="0.0139291629188842" calcext:value-type="float">
            <text:p>0.013929</text:p>
          </table:table-cell>
          <table:table-cell table:style-name="ce8" office:value-type="float" office:value="0.166290322580645" calcext:value-type="float">
            <text:p>0.166290</text:p>
          </table:table-cell>
          <table:table-cell office:value-type="float" office:value="0.180494623655914" calcext:value-type="float">
            <text:p>0.180495</text:p>
          </table:table-cell>
          <table:table-cell office:value-type="float" office:value="0.163989247311828" calcext:value-type="float">
            <text:p>0.163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0</text:p>
          </table:table-cell>
          <table:table-cell table:style-name="ce8" office:value-type="float" office:value="0.167748917748918" calcext:value-type="float">
            <text:p>0.167749</text:p>
          </table:table-cell>
          <table:table-cell office:value-type="float" office:value="0.171861471861472" calcext:value-type="float">
            <text:p>0.171861</text:p>
          </table:table-cell>
          <table:table-cell office:value-type="float" office:value="0.182034632034632" calcext:value-type="float">
            <text:p>0.182035</text:p>
          </table:table-cell>
          <table:table-cell office:value-type="float" office:value="0.0206479828572626" calcext:value-type="float">
            <text:p>0.020648</text:p>
          </table:table-cell>
          <table:table-cell office:value-type="float" office:value="0.0178344371765799" calcext:value-type="float">
            <text:p>0.017834</text:p>
          </table:table-cell>
          <table:table-cell office:value-type="float" office:value="0.0203996360388706" calcext:value-type="float">
            <text:p>0.020400</text:p>
          </table:table-cell>
          <table:table-cell table:style-name="ce8" office:value-type="float" office:value="0.171763347763348" calcext:value-type="float">
            <text:p>0.171763</text:p>
          </table:table-cell>
          <table:table-cell office:value-type="float" office:value="0.174344877344877" calcext:value-type="float">
            <text:p>0.174345</text:p>
          </table:table-cell>
          <table:table-cell office:value-type="float" office:value="0.186198412698413" calcext:value-type="float">
            <text:p>0.186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hythmia_cfs</text:p>
          </table:table-cell>
          <table:table-cell table:style-name="ce8" office:value-type="float" office:value="0.167874396135266" calcext:value-type="float">
            <text:p>0.167874</text:p>
          </table:table-cell>
          <table:table-cell office:value-type="float" office:value="0.18792270531401" calcext:value-type="float">
            <text:p>0.187923</text:p>
          </table:table-cell>
          <table:table-cell table:style-name="ce8" office:value-type="float" office:value="0.167850241545894" calcext:value-type="float">
            <text:p>0.167850</text:p>
          </table:table-cell>
          <table:table-cell office:value-type="float" office:value="0.0262034921776098" calcext:value-type="float">
            <text:p>0.026203</text:p>
          </table:table-cell>
          <table:table-cell office:value-type="float" office:value="0.0300115948237329" calcext:value-type="float">
            <text:p>0.030012</text:p>
          </table:table-cell>
          <table:table-cell office:value-type="float" office:value="0.0341109027028098" calcext:value-type="float">
            <text:p>0.034111</text:p>
          </table:table-cell>
          <table:table-cell table:style-name="ce8" office:value-type="float" office:value="0.175926247987117" calcext:value-type="float">
            <text:p>0.175926</text:p>
          </table:table-cell>
          <table:table-cell office:value-type="float" office:value="0.201469404186795" calcext:value-type="float">
            <text:p>0.201469</text:p>
          </table:table-cell>
          <table:table-cell office:value-type="float" office:value="0.177555716586151" calcext:value-type="float">
            <text:p>0.177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96062675429588" calcext:value-type="float">
            <text:p>0.196063</text:p>
          </table:table-cell>
          <table:table-cell table:style-name="ce8" office:value-type="float" office:value="0.194116519476963" calcext:value-type="float">
            <text:p>0.194117</text:p>
          </table:table-cell>
          <table:table-cell office:value-type="float" office:value="0.197078968987472" calcext:value-type="float">
            <text:p>0.197079</text:p>
          </table:table-cell>
          <table:table-cell office:value-type="float" office:value="0.00985030223664138" calcext:value-type="float">
            <text:p>0.009850</text:p>
          </table:table-cell>
          <table:table-cell office:value-type="float" office:value="0.00945371740605265" calcext:value-type="float">
            <text:p>0.009454</text:p>
          </table:table-cell>
          <table:table-cell office:value-type="float" office:value="0.0115883478236511" calcext:value-type="float">
            <text:p>0.011588</text:p>
          </table:table-cell>
          <table:table-cell table:style-name="ce8" office:value-type="float" office:value="0.197754781953858" calcext:value-type="float">
            <text:p>0.197755</text:p>
          </table:table-cell>
          <table:table-cell office:value-type="float" office:value="0.197842374660551" calcext:value-type="float">
            <text:p>0.197842</text:p>
          </table:table-cell>
          <table:table-cell office:value-type="float" office:value="0.199363880331348" calcext:value-type="float">
            <text:p>0.1993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01082251082251" calcext:value-type="float">
            <text:p>0.201082</text:p>
          </table:table-cell>
          <table:table-cell table:style-name="ce8" office:value-type="float" office:value="0.196753246753247" calcext:value-type="float">
            <text:p>0.196753</text:p>
          </table:table-cell>
          <table:table-cell office:value-type="float" office:value="0.205627705627706" calcext:value-type="float">
            <text:p>0.205628</text:p>
          </table:table-cell>
          <table:table-cell office:value-type="float" office:value="0.0168570679887266" calcext:value-type="float">
            <text:p>0.016857</text:p>
          </table:table-cell>
          <table:table-cell office:value-type="float" office:value="0.0135386942655259" calcext:value-type="float">
            <text:p>0.013539</text:p>
          </table:table-cell>
          <table:table-cell office:value-type="float" office:value="0.0251238873293593" calcext:value-type="float">
            <text:p>0.025124</text:p>
          </table:table-cell>
          <table:table-cell office:value-type="float" office:value="0.204671717171717" calcext:value-type="float">
            <text:p>0.204672</text:p>
          </table:table-cell>
          <table:table-cell table:style-name="ce8" office:value-type="float" office:value="0.200890331890332" calcext:value-type="float">
            <text:p>0.200890</text:p>
          </table:table-cell>
          <table:table-cell office:value-type="float" office:value="0.21161544011544" calcext:value-type="float">
            <text:p>0.2116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fheart</text:p>
          </table:table-cell>
          <table:table-cell table:style-name="ce8" office:value-type="float" office:value="0.205413105413105" calcext:value-type="float">
            <text:p>0.205413</text:p>
          </table:table-cell>
          <table:table-cell office:value-type="float" office:value="0.216809116809117" calcext:value-type="float">
            <text:p>0.216809</text:p>
          </table:table-cell>
          <table:table-cell office:value-type="float" office:value="0.216951566951567" calcext:value-type="float">
            <text:p>0.216952</text:p>
          </table:table-cell>
          <table:table-cell office:value-type="float" office:value="0.00766867809051302" calcext:value-type="float">
            <text:p>0.007669</text:p>
          </table:table-cell>
          <table:table-cell office:value-type="float" office:value="0.00622882917207065" calcext:value-type="float">
            <text:p>0.006229</text:p>
          </table:table-cell>
          <table:table-cell office:value-type="float" office:value="0.010380158968883" calcext:value-type="float">
            <text:p>0.010380</text:p>
          </table:table-cell>
          <table:table-cell table:style-name="ce8" office:value-type="float" office:value="0.205720322886989" calcext:value-type="float">
            <text:p>0.205720</text:p>
          </table:table-cell>
          <table:table-cell office:value-type="float" office:value="0.216811490978158" calcext:value-type="float">
            <text:p>0.216811</text:p>
          </table:table-cell>
          <table:table-cell office:value-type="float" office:value="0.217296296296296" calcext:value-type="float">
            <text:p>0.217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16200822078685" calcext:value-type="float">
            <text:p>0.216201</text:p>
          </table:table-cell>
          <table:table-cell table:style-name="ce8" office:value-type="float" office:value="0.209324721080446" calcext:value-type="float">
            <text:p>0.209325</text:p>
          </table:table-cell>
          <table:table-cell office:value-type="float" office:value="0.230733998825602" calcext:value-type="float">
            <text:p>0.230734</text:p>
          </table:table-cell>
          <table:table-cell office:value-type="float" office:value="0.00254799818393381" calcext:value-type="float">
            <text:p>0.002548</text:p>
          </table:table-cell>
          <table:table-cell office:value-type="float" office:value="0.00314964155219469" calcext:value-type="float">
            <text:p>0.003150</text:p>
          </table:table-cell>
          <table:table-cell office:value-type="float" office:value="0.00227856679394016" calcext:value-type="float">
            <text:p>0.002279</text:p>
          </table:table-cell>
          <table:table-cell office:value-type="float" office:value="0.21645834801331" calcext:value-type="float">
            <text:p>0.216458</text:p>
          </table:table-cell>
          <table:table-cell table:style-name="ce8" office:value-type="float" office:value="0.209387218633784" calcext:value-type="float">
            <text:p>0.209387</text:p>
          </table:table-cell>
          <table:table-cell office:value-type="float" office:value="0.230651458211" calcext:value-type="float">
            <text:p>0.230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28" calcext:value-type="float">
            <text:p>0.228000</text:p>
          </table:table-cell>
          <table:table-cell table:style-name="ce8" office:value-type="float" office:value="0.216" calcext:value-type="float">
            <text:p>0.216000</text:p>
          </table:table-cell>
          <table:table-cell table:style-name="ce8" office:value-type="float" office:value="0.208" calcext:value-type="float">
            <text:p>0.208000</text:p>
          </table:table-cell>
          <table:table-cell office:value-type="float" office:value="0.0169447919867375" calcext:value-type="float">
            <text:p>0.016945</text:p>
          </table:table-cell>
          <table:table-cell office:value-type="float" office:value="0.0133733357563873" calcext:value-type="float">
            <text:p>0.013373</text:p>
          </table:table-cell>
          <table:table-cell office:value-type="float" office:value="0.0217869116816566" calcext:value-type="float">
            <text:p>0.021787</text:p>
          </table:table-cell>
          <table:table-cell office:value-type="float" office:value="0.225733333333333" calcext:value-type="float">
            <text:p>0.225733</text:p>
          </table:table-cell>
          <table:table-cell table:style-name="ce8" office:value-type="float" office:value="0.217493333333333" calcext:value-type="float">
            <text:p>0.217493</text:p>
          </table:table-cell>
          <table:table-cell table:style-name="ce8" office:value-type="float" office:value="0.209626666666667" calcext:value-type="float">
            <text:p>0.209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table:style-name="ce8" office:value-type="float" office:value="0.236380724538619" calcext:value-type="float">
            <text:p>0.236381</text:p>
          </table:table-cell>
          <table:table-cell office:value-type="float" office:value="0.247334244702666" calcext:value-type="float">
            <text:p>0.247334</text:p>
          </table:table-cell>
          <table:table-cell office:value-type="float" office:value="0.247402597402597" calcext:value-type="float">
            <text:p>0.247403</text:p>
          </table:table-cell>
          <table:table-cell office:value-type="float" office:value="0.00830800443420891" calcext:value-type="float">
            <text:p>0.008308</text:p>
          </table:table-cell>
          <table:table-cell office:value-type="float" office:value="0.00389529846505198" calcext:value-type="float">
            <text:p>0.003895</text:p>
          </table:table-cell>
          <table:table-cell office:value-type="float" office:value="0.00618758789341883" calcext:value-type="float">
            <text:p>0.006188</text:p>
          </table:table-cell>
          <table:table-cell table:style-name="ce8" office:value-type="float" office:value="0.239314023695603" calcext:value-type="float">
            <text:p>0.239314</text:p>
          </table:table-cell>
          <table:table-cell office:value-type="float" office:value="0.246972829801777" calcext:value-type="float">
            <text:p>0.246973</text:p>
          </table:table-cell>
          <table:table-cell office:value-type="float" office:value="0.246158065618592" calcext:value-type="float">
            <text:p>0.2461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3716669689824" calcext:value-type="float">
            <text:p>0.237167</text:p>
          </table:table-cell>
          <table:table-cell table:style-name="ce8" office:value-type="float" office:value="0.225022673680392" calcext:value-type="float">
            <text:p>0.225023</text:p>
          </table:table-cell>
          <table:table-cell table:style-name="ce8" office:value-type="float" office:value="0.229099401414838" calcext:value-type="float">
            <text:p>0.229099</text:p>
          </table:table-cell>
          <table:table-cell office:value-type="float" office:value="0.00678403346621227" calcext:value-type="float">
            <text:p>0.006784</text:p>
          </table:table-cell>
          <table:table-cell office:value-type="float" office:value="0.00697227834731086" calcext:value-type="float">
            <text:p>0.006972</text:p>
          </table:table-cell>
          <table:table-cell office:value-type="float" office:value="0.0101985462637142" calcext:value-type="float">
            <text:p>0.010199</text:p>
          </table:table-cell>
          <table:table-cell office:value-type="float" office:value="0.237341934216095" calcext:value-type="float">
            <text:p>0.237342</text:p>
          </table:table-cell>
          <table:table-cell table:style-name="ce8" office:value-type="float" office:value="0.225876564483947" calcext:value-type="float">
            <text:p>0.225877</text:p>
          </table:table-cell>
          <table:table-cell table:style-name="ce8" office:value-type="float" office:value="0.231961711711712" calcext:value-type="float">
            <text:p>0.2319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40909090909091" calcext:value-type="float">
            <text:p>0.240909</text:p>
          </table:table-cell>
          <table:table-cell table:style-name="ce8" office:value-type="float" office:value="0.237012987012987" calcext:value-type="float">
            <text:p>0.237013</text:p>
          </table:table-cell>
          <table:table-cell office:value-type="float" office:value="0.255203349282297" calcext:value-type="float">
            <text:p>0.255203</text:p>
          </table:table-cell>
          <table:table-cell office:value-type="float" office:value="0.00712229834703216" calcext:value-type="float">
            <text:p>0.007122</text:p>
          </table:table-cell>
          <table:table-cell office:value-type="float" office:value="0.0054157852587503" calcext:value-type="float">
            <text:p>0.005416</text:p>
          </table:table-cell>
          <table:table-cell office:value-type="float" office:value="0.00612972504930983" calcext:value-type="float">
            <text:p>0.006130</text:p>
          </table:table-cell>
          <table:table-cell office:value-type="float" office:value="0.242108965595808" calcext:value-type="float">
            <text:p>0.242109</text:p>
          </table:table-cell>
          <table:table-cell table:style-name="ce8" office:value-type="float" office:value="0.237002506265664" calcext:value-type="float">
            <text:p>0.237003</text:p>
          </table:table-cell>
          <table:table-cell office:value-type="float" office:value="0.255592105263158" calcext:value-type="float">
            <text:p>0.2555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46" calcext:value-type="float">
            <text:p>0.246000</text:p>
          </table:table-cell>
          <table:table-cell table:style-name="ce8" office:value-type="float" office:value="0.241" calcext:value-type="float">
            <text:p>0.241000</text:p>
          </table:table-cell>
          <table:table-cell office:value-type="float" office:value="0.266" calcext:value-type="float">
            <text:p>0.266000</text:p>
          </table:table-cell>
          <table:table-cell office:value-type="float" office:value="0.0108091433899718" calcext:value-type="float">
            <text:p>0.010809</text:p>
          </table:table-cell>
          <table:table-cell office:value-type="float" office:value="0.00842177990757268" calcext:value-type="float">
            <text:p>0.008422</text:p>
          </table:table-cell>
          <table:table-cell office:value-type="float" office:value="0.0122496531473201" calcext:value-type="float">
            <text:p>0.012250</text:p>
          </table:table-cell>
          <table:table-cell office:value-type="float" office:value="0.247876666666667" calcext:value-type="float">
            <text:p>0.247877</text:p>
          </table:table-cell>
          <table:table-cell table:style-name="ce8" office:value-type="float" office:value="0.242506666666667" calcext:value-type="float">
            <text:p>0.242507</text:p>
          </table:table-cell>
          <table:table-cell office:value-type="float" office:value="0.270113333333333" calcext:value-type="float">
            <text:p>0.2701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62006013745704" calcext:value-type="float">
            <text:p>0.262006</text:p>
          </table:table-cell>
          <table:table-cell table:style-name="ce8" office:value-type="float" office:value="0.257839347079038" calcext:value-type="float">
            <text:p>0.257839</text:p>
          </table:table-cell>
          <table:table-cell table:style-name="ce8" office:value-type="float" office:value="0.259944158075601" calcext:value-type="float">
            <text:p>0.259944</text:p>
          </table:table-cell>
          <table:table-cell office:value-type="float" office:value="0.00583181794656667" calcext:value-type="float">
            <text:p>0.005832</text:p>
          </table:table-cell>
          <table:table-cell office:value-type="float" office:value="0.0049662248273675" calcext:value-type="float">
            <text:p>0.004966</text:p>
          </table:table-cell>
          <table:table-cell office:value-type="float" office:value="0.0171336239473971" calcext:value-type="float">
            <text:p>0.017134</text:p>
          </table:table-cell>
          <table:table-cell office:value-type="float" office:value="0.261640141752577" calcext:value-type="float">
            <text:p>0.261640</text:p>
          </table:table-cell>
          <table:table-cell table:style-name="ce8" office:value-type="float" office:value="0.258020224799542" calcext:value-type="float">
            <text:p>0.258020</text:p>
          </table:table-cell>
          <table:table-cell office:value-type="float" office:value="0.264133805841924" calcext:value-type="float">
            <text:p>0.264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pa</text:p>
          </table:table-cell>
          <table:table-cell table:style-name="ce8" office:value-type="float" office:value="0.266764705882353" calcext:value-type="float">
            <text:p>0.266765</text:p>
          </table:table-cell>
          <table:table-cell office:value-type="float" office:value="0.272352941176471" calcext:value-type="float">
            <text:p>0.272353</text:p>
          </table:table-cell>
          <table:table-cell office:value-type="float" office:value="0.295504201680672" calcext:value-type="float">
            <text:p>0.295504</text:p>
          </table:table-cell>
          <table:table-cell office:value-type="float" office:value="0.0198828082980955" calcext:value-type="float">
            <text:p>0.019883</text:p>
          </table:table-cell>
          <table:table-cell office:value-type="float" office:value="0.0185621087293631" calcext:value-type="float">
            <text:p>0.018562</text:p>
          </table:table-cell>
          <table:table-cell office:value-type="float" office:value="0.0190498224101737" calcext:value-type="float">
            <text:p>0.019050</text:p>
          </table:table-cell>
          <table:table-cell table:style-name="ce8" office:value-type="float" office:value="0.271157142857143" calcext:value-type="float">
            <text:p>0.271157</text:p>
          </table:table-cell>
          <table:table-cell office:value-type="float" office:value="0.274942296918767" calcext:value-type="float">
            <text:p>0.274942</text:p>
          </table:table-cell>
          <table:table-cell office:value-type="float" office:value="0.297655742296919" calcext:value-type="float">
            <text:p>0.2976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-disorders</text:p>
          </table:table-cell>
          <table:table-cell table:style-name="ce8" office:value-type="float" office:value="0.28047619047619" calcext:value-type="float">
            <text:p>0.280476</text:p>
          </table:table-cell>
          <table:table-cell office:value-type="float" office:value="0.295238095238095" calcext:value-type="float">
            <text:p>0.295238</text:p>
          </table:table-cell>
          <table:table-cell office:value-type="float" office:value="0.315238095238095" calcext:value-type="float">
            <text:p>0.315238</text:p>
          </table:table-cell>
          <table:table-cell office:value-type="float" office:value="0.0105775273943628" calcext:value-type="float">
            <text:p>0.010578</text:p>
          </table:table-cell>
          <table:table-cell office:value-type="float" office:value="0.0131221954407714" calcext:value-type="float">
            <text:p>0.013122</text:p>
          </table:table-cell>
          <table:table-cell office:value-type="float" office:value="0.0242016011607154" calcext:value-type="float">
            <text:p>0.024202</text:p>
          </table:table-cell>
          <table:table-cell table:style-name="ce8" office:value-type="float" office:value="0.279169841269841" calcext:value-type="float">
            <text:p>0.279170</text:p>
          </table:table-cell>
          <table:table-cell office:value-type="float" office:value="0.294920634920635" calcext:value-type="float">
            <text:p>0.294921</text:p>
          </table:table-cell>
          <table:table-cell office:value-type="float" office:value="0.30821746031746" calcext:value-type="float">
            <text:p>0.308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88144806847097" calcext:value-type="float">
            <text:p>0.288145</text:p>
          </table:table-cell>
          <table:table-cell table:style-name="ce8" office:value-type="float" office:value="0.28734096692112" calcext:value-type="float">
            <text:p>0.287341</text:p>
          </table:table-cell>
          <table:table-cell office:value-type="float" office:value="0.304071246819338" calcext:value-type="float">
            <text:p>0.304071</text:p>
          </table:table-cell>
          <table:table-cell office:value-type="float" office:value="0.0103996040059864" calcext:value-type="float">
            <text:p>0.010400</text:p>
          </table:table-cell>
          <table:table-cell office:value-type="float" office:value="0.0079162831640148" calcext:value-type="float">
            <text:p>0.007916</text:p>
          </table:table-cell>
          <table:table-cell office:value-type="float" office:value="0.00988482981824361" calcext:value-type="float">
            <text:p>0.009885</text:p>
          </table:table-cell>
          <table:table-cell office:value-type="float" office:value="0.291634879327627" calcext:value-type="float">
            <text:p>0.291635</text:p>
          </table:table-cell>
          <table:table-cell table:style-name="ce8" office:value-type="float" office:value="0.290019161076413" calcext:value-type="float">
            <text:p>0.290019</text:p>
          </table:table-cell>
          <table:table-cell office:value-type="float" office:value="0.304130927596576" calcext:value-type="float">
            <text:p>0.304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table:style-name="ce8" office:value-type="float" office:value="0.302913968547641" calcext:value-type="float">
            <text:p>0.302914</text:p>
          </table:table-cell>
          <table:table-cell office:value-type="float" office:value="0.303006475485661" calcext:value-type="float">
            <text:p>0.303006</text:p>
          </table:table-cell>
          <table:table-cell office:value-type="float" office:value="0.333117483811286" calcext:value-type="float">
            <text:p>0.333117</text:p>
          </table:table-cell>
          <table:table-cell office:value-type="float" office:value="0.0099268524120693" calcext:value-type="float">
            <text:p>0.009927</text:p>
          </table:table-cell>
          <table:table-cell office:value-type="float" office:value="0.00711156126594345" calcext:value-type="float">
            <text:p>0.007112</text:p>
          </table:table-cell>
          <table:table-cell office:value-type="float" office:value="0.0113848593610475" calcext:value-type="float">
            <text:p>0.011385</text:p>
          </table:table-cell>
          <table:table-cell table:style-name="ce8" office:value-type="float" office:value="0.301336262719704" calcext:value-type="float">
            <text:p>0.301336</text:p>
          </table:table-cell>
          <table:table-cell office:value-type="float" office:value="0.303069534381745" calcext:value-type="float">
            <text:p>0.303070</text:p>
          </table:table-cell>
          <table:table-cell office:value-type="float" office:value="0.330216312056738" calcext:value-type="float">
            <text:p>0.330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4053236539625" calcext:value-type="float">
            <text:p>0.304053</text:p>
          </table:table-cell>
          <table:table-cell table:style-name="ce8" office:value-type="float" office:value="0.290260133091349" calcext:value-type="float">
            <text:p>0.290260</text:p>
          </table:table-cell>
          <table:table-cell office:value-type="float" office:value="0.30562613430127" calcext:value-type="float">
            <text:p>0.305626</text:p>
          </table:table-cell>
          <table:table-cell office:value-type="float" office:value="0.00839351480008668" calcext:value-type="float">
            <text:p>0.008394</text:p>
          </table:table-cell>
          <table:table-cell office:value-type="float" office:value="0.00558995819750523" calcext:value-type="float">
            <text:p>0.005590</text:p>
          </table:table-cell>
          <table:table-cell office:value-type="float" office:value="0.00781465256010535" calcext:value-type="float">
            <text:p>0.007815</text:p>
          </table:table-cell>
          <table:table-cell office:value-type="float" office:value="0.304087820125025" calcext:value-type="float">
            <text:p>0.304088</text:p>
          </table:table-cell>
          <table:table-cell table:style-name="ce8" office:value-type="float" office:value="0.290910364992942" calcext:value-type="float">
            <text:p>0.290910</text:p>
          </table:table-cell>
          <table:table-cell office:value-type="float" office:value="0.306444646098004" calcext:value-type="float">
            <text:p>0.3064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2162162162162" calcext:value-type="float">
            <text:p>0.312162</text:p>
          </table:table-cell>
          <table:table-cell table:style-name="ce8" office:value-type="float" office:value="0.287762762762763" calcext:value-type="float">
            <text:p>0.287763</text:p>
          </table:table-cell>
          <table:table-cell table:style-name="ce8" office:value-type="float" office:value="0.30960960960961" calcext:value-type="float">
            <text:p>0.309610</text:p>
          </table:table-cell>
          <table:table-cell office:value-type="float" office:value="0.0187202336268836" calcext:value-type="float">
            <text:p>0.018720</text:p>
          </table:table-cell>
          <table:table-cell office:value-type="float" office:value="0.0204171702994301" calcext:value-type="float">
            <text:p>0.020417</text:p>
          </table:table-cell>
          <table:table-cell office:value-type="float" office:value="0.0245720780443106" calcext:value-type="float">
            <text:p>0.024572</text:p>
          </table:table-cell>
          <table:table-cell office:value-type="float" office:value="0.310372622622623" calcext:value-type="float">
            <text:p>0.310373</text:p>
          </table:table-cell>
          <table:table-cell table:style-name="ce8" office:value-type="float" office:value="0.29031981981982" calcext:value-type="float">
            <text:p>0.290320</text:p>
          </table:table-cell>
          <table:table-cell office:value-type="float" office:value="0.313987987987988" calcext:value-type="float">
            <text:p>0.3139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16666666666667" calcext:value-type="float">
            <text:p>0.316667</text:p>
          </table:table-cell>
          <table:table-cell table:style-name="ce8" office:value-type="float" office:value="0.307017543859649" calcext:value-type="float">
            <text:p>0.307018</text:p>
          </table:table-cell>
          <table:table-cell office:value-type="float" office:value="0.330701754385965" calcext:value-type="float">
            <text:p>0.330702</text:p>
          </table:table-cell>
          <table:table-cell office:value-type="float" office:value="0.0160433956069377" calcext:value-type="float">
            <text:p>0.016043</text:p>
          </table:table-cell>
          <table:table-cell office:value-type="float" office:value="0.0115042095122595" calcext:value-type="float">
            <text:p>0.011504</text:p>
          </table:table-cell>
          <table:table-cell office:value-type="float" office:value="0.0240088809173008" calcext:value-type="float">
            <text:p>0.024009</text:p>
          </table:table-cell>
          <table:table-cell office:value-type="float" office:value="0.321" calcext:value-type="float">
            <text:p>0.321000</text:p>
          </table:table-cell>
          <table:table-cell table:style-name="ce8" office:value-type="float" office:value="0.308690058479532" calcext:value-type="float">
            <text:p>0.308690</text:p>
          </table:table-cell>
          <table:table-cell office:value-type="float" office:value="0.336847953216374" calcext:value-type="float">
            <text:p>0.3368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fb</text:p>
          </table:table-cell>
          <table:table-cell table:style-name="ce8" office:value-type="float" office:value="0.325965759438104" calcext:value-type="float">
            <text:p>0.325966</text:p>
          </table:table-cell>
          <table:table-cell office:value-type="float" office:value="0.339299824407375" calcext:value-type="float">
            <text:p>0.339300</text:p>
          </table:table-cell>
          <table:table-cell office:value-type="float" office:value="0.363169446883231" calcext:value-type="float">
            <text:p>0.363169</text:p>
          </table:table-cell>
          <table:table-cell office:value-type="float" office:value="0.00635908992150413" calcext:value-type="float">
            <text:p>0.006359</text:p>
          </table:table-cell>
          <table:table-cell office:value-type="float" office:value="0.00459413936697496" calcext:value-type="float">
            <text:p>0.004594</text:p>
          </table:table-cell>
          <table:table-cell office:value-type="float" office:value="0.00650435827038268" calcext:value-type="float">
            <text:p>0.006504</text:p>
          </table:table-cell>
          <table:table-cell table:style-name="ce8" office:value-type="float" office:value="0.325860111208663" calcext:value-type="float">
            <text:p>0.325860</text:p>
          </table:table-cell>
          <table:table-cell office:value-type="float" office:value="0.34029587357331" calcext:value-type="float">
            <text:p>0.340296</text:p>
          </table:table-cell>
          <table:table-cell office:value-type="float" office:value="0.363849063505999" calcext:value-type="float">
            <text:p>0.363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26731634182909" calcext:value-type="float">
            <text:p>0.326732</text:p>
          </table:table-cell>
          <table:table-cell table:style-name="ce8" office:value-type="float" office:value="0.312814842578711" calcext:value-type="float">
            <text:p>0.312815</text:p>
          </table:table-cell>
          <table:table-cell office:value-type="float" office:value="0.361420539730135" calcext:value-type="float">
            <text:p>0.361421</text:p>
          </table:table-cell>
          <table:table-cell office:value-type="float" office:value="0.0168976198614242" calcext:value-type="float">
            <text:p>0.016898</text:p>
          </table:table-cell>
          <table:table-cell office:value-type="float" office:value="0.0161118140816256" calcext:value-type="float">
            <text:p>0.016112</text:p>
          </table:table-cell>
          <table:table-cell office:value-type="float" office:value="0.0199982898435404" calcext:value-type="float">
            <text:p>0.019998</text:p>
          </table:table-cell>
          <table:table-cell office:value-type="float" office:value="0.330662018990505" calcext:value-type="float">
            <text:p>0.330662</text:p>
          </table:table-cell>
          <table:table-cell table:style-name="ce8" office:value-type="float" office:value="0.31616151924038" calcext:value-type="float">
            <text:p>0.316162</text:p>
          </table:table-cell>
          <table:table-cell office:value-type="float" office:value="0.367209695152424" calcext:value-type="float">
            <text:p>0.367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MH</text:p>
          </table:table-cell>
          <table:table-cell table:style-name="ce8" office:value-type="float" office:value="0.33" calcext:value-type="float">
            <text:p>0.330000</text:p>
          </table:table-cell>
          <table:table-cell office:value-type="float" office:value="0.341363636363636" calcext:value-type="float">
            <text:p>0.341364</text:p>
          </table:table-cell>
          <table:table-cell office:value-type="float" office:value="0.349090909090909" calcext:value-type="float">
            <text:p>0.349091</text:p>
          </table:table-cell>
          <table:table-cell office:value-type="float" office:value="0.055355346431098" calcext:value-type="float">
            <text:p>0.055355</text:p>
          </table:table-cell>
          <table:table-cell office:value-type="float" office:value="0.0201390750828096" calcext:value-type="float">
            <text:p>0.020139</text:p>
          </table:table-cell>
          <table:table-cell office:value-type="float" office:value="0.0417839756814789" calcext:value-type="float">
            <text:p>0.041784</text:p>
          </table:table-cell>
          <table:table-cell table:style-name="ce8" office:value-type="float" office:value="0.338309090909091" calcext:value-type="float">
            <text:p>0.338309</text:p>
          </table:table-cell>
          <table:table-cell office:value-type="float" office:value="0.348493939393939" calcext:value-type="float">
            <text:p>0.348494</text:p>
          </table:table-cell>
          <table:table-cell office:value-type="float" office:value="0.355842424242424" calcext:value-type="float">
            <text:p>0.355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ast_CYTvsNUC</text:p>
          </table:table-cell>
          <table:table-cell table:style-name="ce8" office:value-type="float" office:value="0.341947565543071" calcext:value-type="float">
            <text:p>0.341948</text:p>
          </table:table-cell>
          <table:table-cell office:value-type="float" office:value="0.34645443196005" calcext:value-type="float">
            <text:p>0.346454</text:p>
          </table:table-cell>
          <table:table-cell office:value-type="float" office:value="0.347503121098627" calcext:value-type="float">
            <text:p>0.347503</text:p>
          </table:table-cell>
          <table:table-cell office:value-type="float" office:value="0.00568075117565281" calcext:value-type="float">
            <text:p>0.005681</text:p>
          </table:table-cell>
          <table:table-cell office:value-type="float" office:value="0.00269891716806219" calcext:value-type="float">
            <text:p>0.002699</text:p>
          </table:table-cell>
          <table:table-cell office:value-type="float" office:value="0.00366484527588031" calcext:value-type="float">
            <text:p>0.003665</text:p>
          </table:table-cell>
          <table:table-cell table:style-name="ce8" office:value-type="float" office:value="0.343420391177695" calcext:value-type="float">
            <text:p>0.343420</text:p>
          </table:table-cell>
          <table:table-cell office:value-type="float" office:value="0.346370495214315" calcext:value-type="float">
            <text:p>0.346370</text:p>
          </table:table-cell>
          <table:table-cell office:value-type="float" office:value="0.34716050769871" calcext:value-type="float">
            <text:p>0.3471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58991596638655" calcext:value-type="float">
            <text:p>0.358992</text:p>
          </table:table-cell>
          <table:table-cell table:style-name="ce8" office:value-type="float" office:value="0.348347338935574" calcext:value-type="float">
            <text:p>0.348347</text:p>
          </table:table-cell>
          <table:table-cell office:value-type="float" office:value="0.36733893557423" calcext:value-type="float">
            <text:p>0.367339</text:p>
          </table:table-cell>
          <table:table-cell office:value-type="float" office:value="0.00551939444879742" calcext:value-type="float">
            <text:p>0.005519</text:p>
          </table:table-cell>
          <table:table-cell office:value-type="float" office:value="0.00540132729763455" calcext:value-type="float">
            <text:p>0.005401</text:p>
          </table:table-cell>
          <table:table-cell office:value-type="float" office:value="0.00356051895362671" calcext:value-type="float">
            <text:p>0.003561</text:p>
          </table:table-cell>
          <table:table-cell office:value-type="float" office:value="0.359478711484594" calcext:value-type="float">
            <text:p>0.359479</text:p>
          </table:table-cell>
          <table:table-cell table:style-name="ce8" office:value-type="float" office:value="0.349113912231559" calcext:value-type="float">
            <text:p>0.349114</text:p>
          </table:table-cell>
          <table:table-cell office:value-type="float" office:value="0.367800793650794" calcext:value-type="float">
            <text:p>0.3678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65555555555555" calcext:value-type="float">
            <text:p>0.365556</text:p>
          </table:table-cell>
          <table:table-cell office:value-type="float" office:value="0.365555555555556" calcext:value-type="float">
            <text:p>0.365556</text:p>
          </table:table-cell>
          <table:table-cell office:value-type="float" office:value="0.425" calcext:value-type="float">
            <text:p>0.425000</text:p>
          </table:table-cell>
          <table:table-cell office:value-type="float" office:value="0.0283111327737141" calcext:value-type="float">
            <text:p>0.028311</text:p>
          </table:table-cell>
          <table:table-cell office:value-type="float" office:value="0.00976302263263317" calcext:value-type="float">
            <text:p>0.009763</text:p>
          </table:table-cell>
          <table:table-cell office:value-type="float" office:value="0.0312978909496493" calcext:value-type="float">
            <text:p>0.031298</text:p>
          </table:table-cell>
          <table:table-cell office:value-type="float" office:value="0.370414814814815" calcext:value-type="float">
            <text:p>0.370415</text:p>
          </table:table-cell>
          <table:table-cell table:style-name="ce8" office:value-type="float" office:value="0.358922222222222" calcext:value-type="float">
            <text:p>0.358922</text:p>
          </table:table-cell>
          <table:table-cell office:value-type="float" office:value="0.434014814814815" calcext:value-type="float">
            <text:p>0.434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ce8" office:value-type="float" office:value="0.376363636363636" calcext:value-type="float">
            <text:p>0.376364</text:p>
          </table:table-cell>
          <table:table-cell office:value-type="float" office:value="0.406363636363636" calcext:value-type="float">
            <text:p>0.406364</text:p>
          </table:table-cell>
          <table:table-cell office:value-type="float" office:value="0.397272727272727" calcext:value-type="float">
            <text:p>0.397273</text:p>
          </table:table-cell>
          <table:table-cell office:value-type="float" office:value="0.0255739462776572" calcext:value-type="float">
            <text:p>0.025574</text:p>
          </table:table-cell>
          <table:table-cell office:value-type="float" office:value="0.0291076925336458" calcext:value-type="float">
            <text:p>0.029108</text:p>
          </table:table-cell>
          <table:table-cell office:value-type="float" office:value="0.0639473398196462" calcext:value-type="float">
            <text:p>0.063947</text:p>
          </table:table-cell>
          <table:table-cell table:style-name="ce8" office:value-type="float" office:value="0.383936363636364" calcext:value-type="float">
            <text:p>0.383936</text:p>
          </table:table-cell>
          <table:table-cell office:value-type="float" office:value="0.393115151515151" calcext:value-type="float">
            <text:p>0.393115</text:p>
          </table:table-cell>
          <table:table-cell office:value-type="float" office:value="0.414178787878788" calcext:value-type="float">
            <text:p>0.414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73641782956239" calcext:value-type="float">
            <text:p>0.473642</text:p>
          </table:table-cell>
          <table:table-cell table:style-name="ce8" office:value-type="float" office:value="0.469475680802059" calcext:value-type="float">
            <text:p>0.469476</text:p>
          </table:table-cell>
          <table:table-cell office:value-type="float" office:value="0.500880639479745" calcext:value-type="float">
            <text:p>0.500881</text:p>
          </table:table-cell>
          <table:table-cell office:value-type="float" office:value="0.00838188547325509" calcext:value-type="float">
            <text:p>0.008382</text:p>
          </table:table-cell>
          <table:table-cell office:value-type="float" office:value="0.00775264157929714" calcext:value-type="float">
            <text:p>0.007753</text:p>
          </table:table-cell>
          <table:table-cell office:value-type="float" office:value="0.00537806458977386" calcext:value-type="float">
            <text:p>0.005378</text:p>
          </table:table-cell>
          <table:table-cell office:value-type="float" office:value="0.47503129657228" calcext:value-type="float">
            <text:p>0.475031</text:p>
          </table:table-cell>
          <table:table-cell table:style-name="ce8" office:value-type="float" office:value="0.470879239488778" calcext:value-type="float">
            <text:p>0.470879</text:p>
          </table:table-cell>
          <table:table-cell office:value-type="float" office:value="0.499833288172334" calcext:value-type="float">
            <text:p>0.49983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gún se complica, gana más N1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Statistics_PerDataset_Boosting.A1:SummaryStatistics_PerDataset_Boosting.J46" table:display-filter-buttons="true">
          <table:sort>
            <table:sort-by table:field-number="7" table:data-type="automatic"/>
          </table:sort>
        </table:database-range>
        <table:database-range table:name="__Anonymous_Sheet_DB__1" table:target-range-address="Hostility.A1:Hostility.J4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kDN.A1:kDN.J45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N1.A1:N1.J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6" number:min-decimal-places="6" number:min-integer-digits="1" number:grouping="true"/>
    </number:number-style>
    <number:number-style style:name="N139">
      <number:number number:decimal-places="5" number:min-decimal-places="5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6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8:25:10.577845646</dc:date>
    <meta:editing-duration>PT49M49S</meta:editing-duration>
    <meta:editing-cycles>7</meta:editing-cycles>
    <meta:generator>LibreOffice/7.3.7.2$Linux_X86_64 LibreOffice_project/30$Build-2</meta:generator>
    <meta:document-statistic meta:table-count="4" meta:cell-count="1815" meta:object-count="0"/>
  </office:meta>
</office:document-meta>
</file>